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A000001ADADBC31F0BA639A5B.png" manifest:media-type="image/png"/>
  <manifest:file-entry manifest:full-path="Pictures/100002010000035D0000019F2A9E7BCCB108298E.png" manifest:media-type="image/png"/>
  <manifest:file-entry manifest:full-path="Pictures/1000020100000435000002014AA292AE2CC1FE7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Calibri" svg:font-family="Calibri"/>
    <style:font-face style:name="Calibri2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2611in" fo:margin-left="-0.0854in" table:align="left"/>
    </style:style>
    <style:style style:name="Table2.A" style:family="table-column">
      <style:table-column-properties style:column-width="1.4188in"/>
    </style:style>
    <style:style style:name="Table2.B" style:family="table-column">
      <style:table-column-properties style:column-width="2.9882in"/>
    </style:style>
    <style:style style:name="Table2.C" style:family="table-column">
      <style:table-column-properties style:column-width="2.8542in"/>
    </style:style>
    <style:style style:name="Table2.A1" style:family="table-cell">
      <style:table-cell-properties fo:background-color="#eeece1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2.A2" style:family="table-cell">
      <style:table-cell-properties fo:background-color="#ffffff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2.A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2.A2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none" style:writing-mode="lr-tb">
        <style:background-image/>
      </style:table-cell-properties>
    </style:style>
    <style:style style:name="Exámenescortos" style:family="table">
      <style:table-properties style:width="5.5625in" table:align="left"/>
    </style:style>
    <style:style style:name="Exámenescortos.A" style:family="table-column">
      <style:table-column-properties style:column-width="2.1729in"/>
    </style:style>
    <style:style style:name="Exámenescortos.B" style:family="table-column">
      <style:table-column-properties style:column-width="1.6951in"/>
    </style:style>
    <style:style style:name="Exámenescortos.C" style:family="table-column">
      <style:table-column-properties style:column-width="1.6944in"/>
    </style:style>
    <style:style style:name="Exámenescortos.A1" style:family="table-cell">
      <style:table-cell-properties fo:padding="0in" fo:border="none" style:writing-mode="page"/>
    </style:style>
    <style:style style:name="tareas" style:family="table">
      <style:table-properties style:width="6.9236in" table:align="left"/>
    </style:style>
    <style:style style:name="tareas.A" style:family="table-column">
      <style:table-column-properties style:column-width="1.8125in"/>
    </style:style>
    <style:style style:name="tareas.B" style:family="table-column">
      <style:table-column-properties style:column-width="2.8042in"/>
    </style:style>
    <style:style style:name="tareas.C" style:family="table-column">
      <style:table-column-properties style:column-width="2.3069in"/>
    </style:style>
    <style:style style:name="tareas.A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in" fo:border="none" style:writing-mode="page"/>
    </style:style>
    <style:style style:name="P1" style:family="paragraph" style:parent-style-name="Pie_20_de_20_página">
      <style:paragraph-properties fo:margin-left="0in" fo:margin-right="0.25in" fo:text-indent="0in" style:auto-text-indent="false"/>
    </style:style>
    <style:style style:name="P2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P3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P4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style:font-size-asian="11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officeooo:paragraph-rsid="0047f1f2" style:font-size-asian="11pt"/>
    </style:style>
    <style:style style:name="P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bold" officeooo:rsid="003a12ba" officeooo:paragraph-rsid="003a12ba" style:font-name-asian="Calibri1" style:font-size-asian="11pt" style:font-weight-asian="bold" style:font-name-complex="Calibri1" style:font-weight-complex="bold"/>
    </style:style>
    <style:style style:name="P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bold" officeooo:rsid="003a12ba" officeooo:paragraph-rsid="0063840b" style:font-name-asian="Calibri1" style:font-size-asian="11pt" style:font-weight-asian="bold" style:font-name-complex="Calibri1" style:font-weight-complex="bold"/>
    </style:style>
    <style:style style:name="P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normal" officeooo:rsid="003a12ba" officeooo:paragraph-rsid="0063840b" style:font-name-asian="Calibri1" style:font-size-asian="11pt" style:font-weight-asian="normal" style:font-name-complex="Calibri1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Calibri1" fo:font-size="11pt" fo:font-weight="normal" officeooo:rsid="00629813" officeooo:paragraph-rsid="006982a2" style:font-size-asian="11pt" style:font-weight-asian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style:font-name-asian="Calibri1" style:font-size-asian="11pt" style:font-weight-asian="bold" style:font-name-complex="Calibri1" style:font-weight-complex="bold"/>
    </style:style>
    <style:style style:name="P1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f9ba7" officeooo:paragraph-rsid="002f9ba7" style:font-name-asian="Calibri1" style:font-size-asian="11pt" style:font-weight-asian="bold" style:font-name-complex="Calibri1" style:font-weight-complex="bold"/>
    </style:style>
    <style:style style:name="P1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style:font-name-asian="Calibri1" style:font-size-asian="11pt" style:font-weight-asian="bold" style:font-name-complex="Calibri1" style:font-size-complex="10pt" style:font-weight-complex="bold"/>
    </style:style>
    <style:style style:name="P1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d6400" officeooo:paragraph-rsid="002e2ce2" style:font-name-asian="Calibri1" style:font-size-asian="11pt" style:font-weight-asian="bold" style:font-name-complex="Calibri1" style:font-size-complex="10pt" style:font-weight-complex="bold"/>
    </style:style>
    <style:style style:name="P1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fo:background-color="#ffffff" style:font-name-asian="Calibri1" style:font-size-asian="11pt" style:font-weight-asian="bold" style:font-name-complex="Calibri1" style:font-size-complex="10pt" style:font-weight-complex="bold"/>
    </style:style>
    <style:style style:name="P1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7990f" officeooo:paragraph-rsid="0027990f" fo:background-color="#ffffff" style:font-name-asian="Calibri1" style:font-size-asian="11pt" style:font-weight-asian="bold" style:font-name-complex="Calibri1" style:font-size-complex="10pt" style:font-weight-complex="bold"/>
    </style:style>
    <style:style style:name="P1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13460" officeooo:paragraph-rsid="00313460" fo:background-color="#ffffff" style:font-name-asian="Calibri1" style:font-size-asian="11pt" style:font-weight-asian="bold" style:font-name-complex="Calibri1" style:font-weight-complex="bold"/>
    </style:style>
    <style:style style:name="P1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5eae1" officeooo:paragraph-rsid="0035eae1" fo:background-color="#ffffff" style:font-name-asian="Calibri1" style:font-size-asian="11pt" style:font-weight-asian="bold" style:font-name-complex="Calibri1" style:font-weight-complex="bold"/>
    </style:style>
    <style:style style:name="P1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5eae1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2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8c3f6" officeooo:paragraph-rsid="0038c3f6" fo:background-color="#ffffff" style:font-name-asian="Calibri1" style:font-size-asian="11pt" style:font-weight-asian="bold" style:font-name-complex="Calibri1" style:font-weight-complex="bold"/>
    </style:style>
    <style:style style:name="P2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8c3f6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2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a12ba" officeooo:paragraph-rsid="003a12ba" fo:background-color="#ffffff" style:font-name-asian="Calibri1" style:font-size-asian="11pt" style:font-weight-asian="bold" style:font-name-complex="Calibri1" style:font-weight-complex="bold"/>
    </style:style>
    <style:style style:name="P2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a12ba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24" style:family="paragraph" style:parent-style-name="Standard">
      <style:paragraph-properties fo:line-height="115%" fo:text-align="justify" style:justify-single-word="false">
        <style:tab-stops>
          <style:tab-stop style:position="3.0189in"/>
          <style:tab-stop style:position="6.8854in"/>
        </style:tab-stops>
      </style:paragraph-properties>
      <style:text-properties fo:color="#000000" style:font-name="Calibri1" fo:font-size="11pt" fo:font-weight="bold" fo:background-color="#ffffff" style:font-name-asian="Calibri1" style:font-size-asian="11pt" style:font-weight-asian="bold" style:font-name-complex="Calibri1" style:font-weight-complex="bold"/>
    </style:style>
    <style:style style:name="P2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fo:background-color="#ffffff" style:font-name-asian="Calibri1" style:font-size-asian="11pt" style:font-weight-asian="normal" style:font-name-complex="Calibri1" style:font-size-complex="10pt" style:font-weight-complex="normal"/>
    </style:style>
    <style:style style:name="P2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29939" officeooo:paragraph-rsid="00529939" fo:background-color="#ffffff" style:font-name-asian="Calibri1" style:font-size-asian="11pt" style:font-weight-asian="normal" style:font-name-complex="Calibri1" style:font-size-complex="10pt" style:font-weight-complex="normal"/>
    </style:style>
    <style:style style:name="P2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46e1d" officeooo:paragraph-rsid="00546e1d" fo:background-color="#ffffff" style:font-name-asian="Calibri1" style:font-size-asian="11pt" style:font-weight-asian="normal" style:font-name-complex="Calibri1" style:font-size-complex="10pt" style:font-weight-complex="normal"/>
    </style:style>
    <style:style style:name="P2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46e1d" officeooo:paragraph-rsid="0064e39f" fo:background-color="#ffffff" style:font-name-asian="Calibri1" style:font-size-asian="11pt" style:font-weight-asian="normal" style:font-name-complex="Calibri1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5ea90" officeooo:paragraph-rsid="0063840b" fo:background-color="#ffffff" style:font-name-asian="Calibri1" style:font-size-asian="11pt" style:font-weight-asian="normal" style:font-name-complex="Calibri1" style:font-size-complex="10pt" style:font-weight-complex="normal"/>
    </style:style>
    <style:style style:name="P3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6540f0" officeooo:paragraph-rsid="006540f0" fo:background-color="#ffffff" style:font-name-asian="Calibri1" style:font-size-asian="11pt" style:font-weight-asian="normal" style:font-name-complex="Calibri1" style:font-size-complex="10pt" style:font-weight-complex="normal"/>
    </style:style>
    <style:style style:name="P3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725f4e" officeooo:paragraph-rsid="00546e1d" fo:background-color="#ffffff" style:font-name-asian="Calibri1" style:font-size-asian="11pt" style:font-weight-asian="normal" style:font-name-complex="Calibri1" style:font-size-complex="10pt" style:font-weight-complex="normal"/>
    </style:style>
    <style:style style:name="P3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725f4e" officeooo:paragraph-rsid="00725f4e" fo:background-color="#ffffff" style:font-name-asian="Calibri1" style:font-size-asian="11pt" style:font-weight-asian="normal" style:font-name-complex="Calibri1" style:font-size-complex="10pt" style:font-weight-complex="normal"/>
    </style:style>
    <style:style style:name="P3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13460" officeooo:paragraph-rsid="00313460" fo:background-color="#ffffff" style:font-name-asian="Calibri1" style:font-size-asian="11pt" style:font-weight-asian="normal" style:font-name-complex="Calibri1" style:font-weight-complex="normal"/>
    </style:style>
    <style:style style:name="P3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5eae1" officeooo:paragraph-rsid="0035eae1" fo:background-color="#ffffff" style:font-name-asian="Calibri1" style:font-size-asian="11pt" style:font-weight-asian="normal" style:font-name-complex="Calibri1" style:font-weight-complex="normal"/>
    </style:style>
    <style:style style:name="P3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8c3f6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3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d2a15" officeooo:paragraph-rsid="002d2a15" style:font-name-asian="Calibri1" style:font-size-asian="11pt" style:font-weight-asian="normal" style:font-name-complex="Calibri1" style:font-size-complex="10pt" style:font-weight-complex="normal"/>
    </style:style>
    <style:style style:name="P3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style:font-name-asian="Calibri1" style:font-size-asian="11pt" style:font-weight-asian="normal" style:font-name-complex="Calibri1" style:font-size-complex="10pt" style:font-weight-complex="normal"/>
    </style:style>
    <style:style style:name="P3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paragraph-rsid="004f683a" style:font-name-asian="Calibri1" style:font-size-asian="11pt" style:font-weight-asian="normal" style:font-name-complex="Calibri1" style:font-size-complex="10pt" style:font-weight-complex="normal"/>
    </style:style>
    <style:style style:name="P3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c559a" officeooo:paragraph-rsid="004c559a" style:font-name-asian="Calibri1" style:font-size-asian="11pt" style:font-weight-asian="normal" style:font-name-complex="Calibri1" style:font-size-complex="10pt" style:font-weight-complex="normal"/>
    </style:style>
    <style:style style:name="P4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29939" officeooo:paragraph-rsid="00529939" style:font-name-asian="Calibri1" style:font-size-asian="11pt" style:font-weight-asian="normal" style:font-name-complex="Calibri1" style:font-size-complex="10pt" style:font-weight-complex="normal"/>
    </style:style>
    <style:style style:name="P4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46e1d" officeooo:paragraph-rsid="00546e1d" style:font-name-asian="Calibri1" style:font-size-asian="11pt" style:font-weight-asian="normal" style:font-name-complex="Calibri1" style:font-size-complex="10pt" style:font-weight-complex="normal"/>
    </style:style>
    <style:style style:name="P4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f9ba7" officeooo:paragraph-rsid="002f9ba7" style:font-name-asian="Calibri1" style:font-size-asian="11pt" style:font-weight-asian="normal" style:font-name-complex="Calibri1" style:font-weight-complex="normal"/>
    </style:style>
    <style:style style:name="P4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a12ba" officeooo:paragraph-rsid="0063840b" fo:background-color="#ffffff" style:font-name-asian="Calibri1" style:font-size-asian="11pt" style:font-name-complex="Calibri1"/>
    </style:style>
    <style:style style:name="P44" style:family="paragraph" style:parent-style-name="Standard">
      <style:paragraph-properties fo:line-height="115%" fo:text-align="justify" style:justify-single-word="false"/>
      <style:text-properties fo:color="#000000" style:font-name="Calibri1" fo:font-size="11pt" fo:background-color="#ffffff" style:font-name-asian="Calibri1" style:font-size-asian="11pt" style:font-name-complex="Calibri1"/>
    </style:style>
    <style:style style:name="P45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background-color="#ffffff" style:font-name-asian="Calibri1" style:font-size-asian="11pt" style:font-name-complex="Calibri1"/>
    </style:style>
    <style:style style:name="P46" style:family="paragraph" style:parent-style-name="Standard">
      <style:paragraph-properties fo:line-height="115%" fo:text-align="justify" style:justify-single-word="false"/>
      <style:text-properties fo:color="#000000" style:font-name="Calibri1" fo:font-size="11pt" officeooo:paragraph-rsid="0050e7e7" fo:background-color="#ffffff" style:font-name-asian="Calibri1" style:font-size-asian="11pt" style:font-name-complex="Calibri1"/>
    </style:style>
    <style:style style:name="P47" style:family="paragraph" style:parent-style-name="Standard">
      <style:paragraph-properties fo:line-height="115%" fo:text-align="justify" style:justify-single-word="false"/>
      <style:text-properties fo:color="#000000" style:font-name="Calibri1" fo:font-size="11pt" officeooo:paragraph-rsid="006f38b1" fo:background-color="#ffffff" style:font-name-asian="Calibri1" style:font-size-asian="11pt" style:font-name-complex="Calibri1"/>
    </style:style>
    <style:style style:name="P48" style:family="paragraph" style:parent-style-name="Standard">
      <style:paragraph-properties fo:line-height="115%" fo:text-align="justify" style:justify-single-word="false"/>
      <style:text-properties fo:color="#000000" style:font-name="Calibri1" fo:font-size="11pt" officeooo:paragraph-rsid="0076d1eb" fo:background-color="#ffffff" style:font-name-asian="Calibri1" style:font-size-asian="11pt" style:font-name-complex="Calibri1"/>
    </style:style>
    <style:style style:name="P49" style:family="paragraph" style:parent-style-name="Standard">
      <style:paragraph-properties fo:line-height="115%" fo:text-align="justify" style:justify-single-word="false"/>
      <style:text-properties fo:color="#000000" style:font-name="Calibri1" fo:font-size="10pt" fo:font-weight="bold" fo:background-color="#ffffff" style:font-name-asian="Calibri1" style:font-size-asian="10pt" style:font-weight-asian="bold" style:font-name-complex="Calibri1" style:font-size-complex="10pt" style:font-weight-complex="bold"/>
    </style:style>
    <style:style style:name="P50" style:family="paragraph" style:parent-style-name="Standard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939cab" officeooo:paragraph-rsid="0023d4aa" fo:background-color="transparent" style:font-name-asian="Calibri" style:font-name-complex="Calibri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8272bb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52" style:family="paragraph" style:parent-style-name="Standard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bold" officeooo:rsid="0025f9b8" officeooo:paragraph-rsid="0025f9b8" fo:background-color="transparent" style:font-name-asian="Calibri" style:font-weight-asian="bold" style:font-name-complex="Calibri" style:font-weight-complex="bold"/>
    </style:style>
    <style:style style:name="P53" style:family="paragraph" style:parent-style-name="Standard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bold" officeooo:rsid="0025f9b8" officeooo:paragraph-rsid="0025f9b8" fo:background-color="transparent" style:font-name-asian="Calibri" style:font-size-asian="10pt" style:font-weight-asian="bold" style:font-name-complex="Calibri" style:font-size-complex="10pt" style:font-weight-complex="bold"/>
    </style:style>
    <style:style style:name="P54" style:family="paragraph" style:parent-style-name="Standard">
      <style:paragraph-properties fo:text-align="center" style:justify-single-word="false">
        <style:tab-stops>
          <style:tab-stop style:position="3in"/>
          <style:tab-stop style:position="6in"/>
        </style:tab-stops>
      </style:paragraph-properties>
      <style:text-properties fo:color="#1c1c1c" style:font-name="Calibri1" fo:font-size="10pt" officeooo:paragraph-rsid="0025c38d" style:font-size-asian="10pt" style:font-size-complex="10pt"/>
    </style:style>
    <style:style style:name="P55" style:family="paragraph" style:parent-style-name="Standard">
      <style:paragraph-properties fo:text-align="center" style:justify-single-word="false">
        <style:tab-stops>
          <style:tab-stop style:position="3in"/>
          <style:tab-stop style:position="6in"/>
        </style:tab-stops>
      </style:paragraph-properties>
      <style:text-properties fo:color="#1c1c1c" style:font-name="Calibri1" fo:font-size="10pt" officeooo:paragraph-rsid="0040977a" style:font-size-asian="10pt" style:font-size-complex="10pt"/>
    </style:style>
    <style:style style:name="P5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</style:style>
    <style:style style:name="P5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7990f"/>
    </style:style>
    <style:style style:name="P5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d2a15"/>
    </style:style>
    <style:style style:name="P59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60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61" style:family="paragraph" style:parent-style-name="Encabezado">
      <style:paragraph-properties fo:text-align="end" style:justify-single-word="false"/>
    </style:style>
    <style:style style:name="P62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style:font-name="Calibri1" fo:font-size="11pt" fo:font-weight="bold" style:font-size-asian="11pt" style:font-weight-asian="bold" style:font-weight-complex="bold"/>
    </style:style>
    <style:style style:name="P63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</style:style>
    <style:style style:name="P64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6d5a06"/>
    </style:style>
    <style:style style:name="P65" style:family="paragraph" style:parent-style-name="Standard_20__28_user_29_">
      <style:paragraph-properties fo:text-align="justify" style:justify-single-word="false"/>
      <style:text-properties style:font-name="Calibri1" fo:font-size="11pt" fo:font-weight="bold" style:font-size-asian="11pt" style:font-weight-asian="bold" style:font-weight-complex="bold"/>
    </style:style>
    <style:style style:name="P66" style:family="paragraph" style:parent-style-name="Standard_20__28_user_29_">
      <style:paragraph-properties fo:line-height="115%"/>
      <style:text-properties style:font-name="Calibri1" fo:font-size="11pt" fo:font-weight="bold" style:font-size-asian="11pt" style:font-weight-asian="bold" style:font-weight-complex="bold"/>
    </style:style>
    <style:style style:name="P67" style:family="paragraph" style:parent-style-name="Standard_20__28_user_29_">
      <style:paragraph-properties fo:line-height="115%" fo:text-align="justify" style:justify-single-word="false"/>
      <style:text-properties style:font-name="Calibri1" fo:font-size="11pt" fo:font-weight="bold" style:font-size-asian="11pt" style:font-weight-asian="bold" style:font-weight-complex="bold"/>
    </style:style>
    <style:style style:name="P68" style:family="paragraph" style:parent-style-name="Standard_20__28_user_29_">
      <style:paragraph-properties fo:line-height="115%" fo:text-align="justify" style:justify-single-word="false"/>
      <style:text-properties style:font-name="Calibri1" fo:font-size="11pt" fo:font-weight="bold" officeooo:paragraph-rsid="00493fde" style:font-size-asian="11pt" style:font-weight-asian="bold" style:font-weight-complex="bold"/>
    </style:style>
    <style:style style:name="P69" style:family="paragraph" style:parent-style-name="Standard_20__28_user_29_">
      <style:paragraph-properties fo:text-align="justify" style:justify-single-word="false"/>
      <style:text-properties style:font-name="Calibri1" fo:font-size="11pt" fo:language="es" fo:country="MX" fo:font-weight="bold" style:font-size-asian="11pt" style:font-weight-asian="bold" style:font-weight-complex="bold"/>
    </style:style>
    <style:style style:name="P70" style:family="paragraph" style:parent-style-name="Standard_20__28_user_29_">
      <style:paragraph-properties fo:line-height="115%" fo:text-align="justify" style:justify-single-word="false"/>
      <style:text-properties style:font-name="Calibri1" fo:font-size="11pt" fo:language="es" fo:country="MX" fo:font-weight="bold" style:font-size-asian="11pt" style:font-weight-asian="bold" style:font-weight-complex="bold"/>
    </style:style>
    <style:style style:name="P71" style:family="paragraph" style:parent-style-name="Standard_20__28_user_29_">
      <style:paragraph-properties fo:line-height="115%" fo:text-align="center" style:justify-single-word="false"/>
      <style:text-properties style:font-name="Calibri1" fo:font-size="11pt" style:font-size-asian="11pt"/>
    </style:style>
    <style:style style:name="P72" style:family="paragraph" style:parent-style-name="Standard_20__28_user_29_">
      <style:paragraph-properties fo:line-height="115%" fo:text-align="justify" style:justify-single-word="false"/>
      <style:text-properties style:font-name="Calibri1" fo:font-size="11pt" fo:font-weight="normal" officeooo:rsid="00493fde" officeooo:paragraph-rsid="00493fde" style:font-size-asian="11pt" style:font-weight-asian="normal" style:font-weight-complex="normal"/>
    </style:style>
    <style:style style:name="P73" style:family="paragraph" style:parent-style-name="Standard_20__28_user_29_">
      <style:paragraph-properties fo:line-height="115%" fo:text-align="center" style:justify-single-word="false"/>
      <style:text-properties style:font-name="Calibri1" fo:font-size="11pt" fo:font-weight="normal" officeooo:rsid="00493fde" officeooo:paragraph-rsid="00493fde" style:font-size-asian="11pt" style:font-weight-asian="normal" style:font-weight-complex="normal"/>
    </style:style>
    <style:style style:name="P74" style:family="paragraph" style:parent-style-name="Standard_20__28_user_29_">
      <style:paragraph-properties fo:line-height="115%" fo:text-align="justify" style:justify-single-word="false"/>
      <style:text-properties style:font-name="Calibri1" fo:font-size="11pt" fo:font-weight="normal" officeooo:rsid="00629813" officeooo:paragraph-rsid="00493fde" style:font-size-asian="11pt" style:font-weight-asian="normal" style:font-weight-complex="normal"/>
    </style:style>
    <style:style style:name="P75" style:family="paragraph" style:parent-style-name="Standard_20__28_user_29_">
      <style:paragraph-properties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76" style:family="paragraph" style:parent-style-name="Standard_20__28_user_29_">
      <style:paragraph-properties fo:line-height="115%"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77" style:family="paragraph" style:parent-style-name="Standard_20__28_user_29_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78" style:family="paragraph" style:parent-style-name="Standard_20__28_user_29_">
      <style:paragraph-properties fo:text-align="center" style:justify-single-word="false"/>
      <style:text-properties style:font-name="Calibri1" fo:font-size="12pt" fo:font-weight="bold" officeooo:rsid="003421e7" officeooo:paragraph-rsid="003421e7" style:font-size-asian="12pt" style:font-weight-asian="bold" style:font-size-complex="12pt" style:font-weight-complex="bold"/>
    </style:style>
    <style:style style:name="P79" style:family="paragraph" style:parent-style-name="Standard_20__28_user_29_">
      <style:paragraph-properties fo:text-align="center" style:justify-single-word="false"/>
      <style:text-properties style:font-name="Calibri1" fo:font-size="12pt" fo:font-weight="bold" officeooo:rsid="00376e27" officeooo:paragraph-rsid="0063840b" style:font-size-asian="12pt" style:font-weight-asian="bold" style:font-size-complex="12pt" style:font-weight-complex="bold"/>
    </style:style>
    <style:style style:name="P80" style:family="paragraph" style:parent-style-name="Standard_20__28_user_29_">
      <style:paragraph-properties fo:text-align="center" style:justify-single-word="false"/>
      <style:text-properties style:font-name="Calibri1" fo:font-size="12pt" fo:font-weight="bold" officeooo:rsid="003e9840" officeooo:paragraph-rsid="0063840b" style:font-size-asian="12pt" style:font-weight-asian="bold" style:font-size-complex="12pt" style:font-weight-complex="bold"/>
    </style:style>
    <style:style style:name="P81" style:family="paragraph" style:parent-style-name="Standard_20__28_user_29_">
      <style:paragraph-properties fo:line-height="115%" fo:text-align="center" style:justify-single-word="false"/>
      <style:text-properties style:font-name="Calibri1" fo:font-size="14pt" fo:font-weight="bold" style:font-size-asian="14pt" style:font-weight-asian="bold" style:font-weight-complex="bold"/>
    </style:style>
    <style:style style:name="P82" style:family="paragraph" style:parent-style-name="Standard_20__28_user_29_">
      <style:paragraph-properties fo:line-height="115%"/>
      <style:text-properties style:font-name="Calibri1" fo:font-weight="bold" style:font-weight-asian="bold" style:font-weight-complex="bold"/>
    </style:style>
    <style:style style:name="P83" style:family="paragraph" style:parent-style-name="Standard_20__28_user_29_">
      <style:paragraph-properties fo:text-align="center" style:justify-single-word="false"/>
    </style:style>
    <style:style style:name="P84" style:family="paragraph" style:parent-style-name="Standard_20__28_user_29_">
      <style:paragraph-properties fo:text-align="justify" style:justify-single-word="false"/>
    </style:style>
    <style:style style:name="P85" style:family="paragraph" style:parent-style-name="Standard_20__28_user_29_">
      <style:paragraph-properties fo:text-align="center" style:justify-single-word="false"/>
      <style:text-properties fo:color="#1c1c1c" style:font-name="Calibri1" fo:font-size="10pt" style:font-size-asian="10pt" style:font-size-complex="10pt"/>
    </style:style>
    <style:style style:name="P86" style:family="paragraph" style:parent-style-name="Standard_20__28_user_29_">
      <style:paragraph-properties fo:text-align="center" style:justify-single-word="false"/>
      <style:text-properties fo:color="#1c1c1c" style:font-name="Calibri1" fo:font-size="10pt" officeooo:rsid="002c4a0a" officeooo:paragraph-rsid="002c4a0a" style:font-size-asian="10pt" style:font-size-complex="10pt"/>
    </style:style>
    <style:style style:name="P87" style:family="paragraph" style:parent-style-name="Standard_20__28_user_29_">
      <style:paragraph-properties fo:text-align="center" style:justify-single-word="false"/>
      <style:text-properties fo:color="#1c1c1c" style:font-name="Calibri1" fo:font-size="12pt" fo:font-weight="bold" officeooo:rsid="002c26f7" officeooo:paragraph-rsid="002c26f7" style:font-size-asian="12pt" style:font-weight-asian="bold" style:font-size-complex="12pt" style:font-weight-complex="bold"/>
    </style:style>
    <style:style style:name="P88" style:family="paragraph" style:parent-style-name="Standard_20__28_user_29_">
      <style:paragraph-properties fo:text-align="center" style:justify-single-word="false"/>
      <style:text-properties fo:color="#1c1c1c" style:font-name="Calibri1" fo:font-size="12pt" fo:font-weight="bold" officeooo:rsid="002c4a0a" officeooo:paragraph-rsid="002c4a0a" style:font-size-asian="12pt" style:font-weight-asian="bold" style:font-size-complex="12pt" style:font-weight-complex="bold"/>
    </style:style>
    <style:style style:name="P89" style:family="paragraph" style:parent-style-name="Standard_20__28_user_29_">
      <style:paragraph-properties fo:text-align="center" style:justify-single-word="false"/>
      <style:text-properties fo:color="#1c1c1c" style:font-name="Calibri1" fo:font-size="12pt" fo:font-weight="bold" officeooo:rsid="002c4a0a" officeooo:paragraph-rsid="002c26f7" style:font-size-asian="12pt" style:font-weight-asian="bold" style:font-size-complex="12pt" style:font-weight-complex="bold"/>
    </style:style>
    <style:style style:name="P90" style:family="paragraph" style:parent-style-name="Standard_20__28_user_29_">
      <style:paragraph-properties fo:line-height="115%" fo:text-align="center" style:justify-single-word="false"/>
      <style:text-properties fo:color="#000000" style:font-name="Calibri1" fo:font-size="11pt" fo:font-weight="bold" officeooo:rsid="001effe8" officeooo:paragraph-rsid="001effe8" fo:background-color="#ffffff" style:font-name-asian="Calibri1" style:font-size-asian="11pt" style:font-weight-asian="bold" style:font-name-complex="Calibri1"/>
    </style:style>
    <style:style style:name="P91" style:family="paragraph" style:parent-style-name="Standard_20__28_user_29_">
      <style:paragraph-properties fo:line-height="115%" fo:text-align="justify" style:justify-single-word="false"/>
      <style:text-properties fo:color="#111111" style:font-name="Calibri1" fo:font-size="11pt" fo:font-weight="bold" style:font-size-asian="11pt" style:font-weight-asian="bold" style:font-weight-complex="bold"/>
    </style:style>
    <style:style style:name="P92" style:family="paragraph" style:parent-style-name="Standard_20__28_user_29_">
      <style:paragraph-properties fo:line-height="115%" fo:text-align="justify" style:justify-single-word="false"/>
      <style:text-properties fo:color="#111111" style:font-name="Calibri1" fo:font-size="11pt" fo:font-weight="normal" officeooo:rsid="003f43e1" officeooo:paragraph-rsid="003f43e1" style:font-size-asian="11pt" style:font-weight-asian="normal" style:font-weight-complex="normal"/>
    </style:style>
    <style:style style:name="P93" style:family="paragraph" style:parent-style-name="Standard_20__28_user_29_">
      <style:paragraph-properties fo:line-height="115%" fo:text-align="center" style:justify-single-word="false"/>
    </style:style>
    <style:style style:name="P94" style:family="paragraph" style:parent-style-name="Standard_20__28_user_29_">
      <style:paragraph-properties fo:line-height="115%" fo:text-align="justify" style:justify-single-word="false"/>
    </style:style>
    <style:style style:name="P95" style:family="paragraph" style:parent-style-name="Standard_20__28_user_29_">
      <style:paragraph-properties fo:line-height="115%" fo:text-align="justify" style:justify-single-word="false"/>
      <style:text-properties officeooo:paragraph-rsid="00493fde"/>
    </style:style>
    <style:style style:name="P96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fo:background-color="#ffffff" style:font-name-asian="Calibri1" style:font-size-asian="11pt" style:font-weight-asian="bold" style:font-name-complex="Calibri1" style:font-size-complex="10pt" style:font-weight-complex="bold"/>
    </style:style>
    <style:style style:name="P97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fo:background-color="#ffffff" style:font-name-asian="Calibri1" style:font-size-asian="11pt" style:font-weight-asian="bold" style:font-name-complex="Calibri1" style:font-size-complex="10pt" style:font-weight-complex="bold"/>
    </style:style>
    <style:style style:name="P98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fo:background-color="#ffffff" style:font-name-asian="Calibri1" style:font-size-asian="11pt" style:font-weight-asian="bold" style:font-name-complex="Calibri1" style:font-weight-complex="bold"/>
    </style:style>
    <style:style style:name="P99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414c97" officeooo:paragraph-rsid="00414c97" fo:background-color="#ffffff" style:font-name-asian="Calibri1" style:font-size-asian="11pt" style:font-weight-asian="bold" style:font-name-complex="Calibri1" style:font-weight-complex="bold"/>
    </style:style>
    <style:style style:name="P100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414c97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101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02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paragraph-rsid="0063840b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03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5ea90" officeooo:paragraph-rsid="0063840b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04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dfd31" officeooo:paragraph-rsid="0063840b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05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a12ba" officeooo:paragraph-rsid="003a12ba" fo:background-color="#ffffff" style:font-name-asian="Calibri1" style:font-size-asian="11pt" style:font-weight-asian="bold" style:font-name-complex="Calibri1" style:font-weight-complex="bold"/>
    </style:style>
    <style:style style:name="P106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a12ba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107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f40f3" officeooo:paragraph-rsid="003f40f3" fo:background-color="#ffffff" style:font-name-asian="Calibri1" style:font-size-asian="11pt" style:font-weight-asian="bold" style:font-name-complex="Calibri1" style:font-weight-complex="bold"/>
    </style:style>
    <style:style style:name="P108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f40f3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109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40977a" officeooo:paragraph-rsid="0040aa1e" fo:background-color="#ffffff" style:font-name-asian="Calibri1" style:font-size-asian="11pt" style:font-weight-asian="bold" style:font-name-complex="Calibri1" style:font-weight-complex="bold"/>
    </style:style>
    <style:style style:name="P110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40977a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111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a12ba" officeooo:paragraph-rsid="0063840b" fo:background-color="#ffffff" style:font-name-asian="Calibri1" style:font-size-asian="11pt" style:font-name-complex="Calibri1"/>
    </style:style>
    <style:style style:name="P112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f40f3" officeooo:paragraph-rsid="0063840b" fo:background-color="#ffffff" style:font-name-asian="Calibri1" style:font-size-asian="11pt" style:font-name-complex="Calibri1"/>
    </style:style>
    <style:style style:name="P11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1" fo:font-size="11pt" officeooo:paragraph-rsid="0075d7e7" fo:background-color="#ffffff" style:font-name-asian="Calibri1" style:font-size-asian="11pt" style:font-name-complex="Calibri1"/>
    </style:style>
    <style:style style:name="P1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1" fo:font-size="11pt" officeooo:paragraph-rsid="0076d1eb" fo:background-color="#ffffff" style:font-name-asian="Calibri1" style:font-size-asian="11pt" style:font-name-complex="Calibri1"/>
    </style:style>
    <style:style style:name="P11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1" fo:font-size="11pt" fo:font-weight="normal" officeooo:paragraph-rsid="004b91b9" fo:background-color="#ffffff" style:font-name-asian="Calibri1" style:font-size-asian="11pt" style:font-weight-asian="normal" style:font-name-complex="Calibri1" style:font-weight-complex="normal"/>
    </style:style>
    <style:style style:name="P11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" fo:font-size="11pt" fo:font-weight="normal" officeooo:paragraph-rsid="004b91b9" fo:background-color="#ffffff" style:font-name-asian="Calibri" style:font-size-asian="11pt" style:font-name-complex="Calibri" style:font-size-complex="11pt"/>
    </style:style>
    <style:style style:name="P11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" fo:font-size="11pt" fo:font-weight="normal" officeooo:rsid="009626cb" officeooo:paragraph-rsid="004b91b9" fo:background-color="transparent" style:font-name-asian="Calibri" style:font-weight-asian="normal" style:font-name-complex="Calibri" style:font-weight-complex="normal"/>
    </style:style>
    <style:style style:name="P11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" fo:font-size="11pt" fo:font-weight="normal" officeooo:rsid="009626cb" officeooo:paragraph-rsid="0075d7e7" fo:background-color="transparent" style:font-name-asian="Calibri" style:font-weight-asian="normal" style:font-name-complex="Calibri" style:font-weight-complex="normal"/>
    </style:style>
    <style:style style:name="P11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" fo:font-size="11pt" fo:font-weight="normal" officeooo:paragraph-rsid="004b91b9" fo:background-color="transparent" style:font-name-asian="Calibri" style:font-weight-asian="normal" style:font-name-complex="Calibri" style:font-weight-complex="normal"/>
    </style:style>
    <style:style style:name="P12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" fo:font-size="11pt" fo:font-weight="normal" officeooo:paragraph-rsid="004b91b9" fo:background-color="transparent" style:font-name-asian="Calibri" style:font-name-complex="Calibri"/>
    </style:style>
    <style:style style:name="P121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" fo:font-size="11pt" fo:font-weight="normal" officeooo:rsid="004c559a" officeooo:paragraph-rsid="004f7abb" fo:background-color="transparent" style:font-name-asian="Calibri" style:font-size-asian="11pt" style:font-weight-asian="normal" style:font-name-complex="Calibri" style:font-size-complex="10pt" style:font-weight-complex="normal"/>
    </style:style>
    <style:style style:name="P122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" fo:font-size="11pt" fo:font-weight="normal" officeooo:rsid="00529939" officeooo:paragraph-rsid="00529939" fo:background-color="transparent" style:font-name-asian="Calibri" style:font-size-asian="11pt" style:font-weight-asian="normal" style:font-name-complex="Calibri" style:font-size-complex="10pt" style:font-weight-complex="normal"/>
    </style:style>
    <style:style style:name="P12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2" fo:font-size="11pt" officeooo:paragraph-rsid="004b91b9" style:font-size-asian="11pt" style:font-size-complex="11pt"/>
    </style:style>
    <style:style style:name="P12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2" fo:font-size="11pt" officeooo:rsid="0097dcda" officeooo:paragraph-rsid="004b91b9" style:font-size-asian="11pt" style:font-size-complex="11pt"/>
    </style:style>
    <style:style style:name="P12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2" fo:font-size="11pt" officeooo:paragraph-rsid="004b91b9" style:font-size-asian="11pt" style:font-weight-asian="normal" style:font-size-complex="11pt" style:font-weight-complex="normal"/>
    </style:style>
    <style:style style:name="P12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paragraph-rsid="004b91b9"/>
    </style:style>
    <style:style style:name="P127" style:family="paragraph" style:parent-style-name="Standard">
      <style:paragraph-properties fo:margin-top="0in" fo:margin-bottom="0.0835in" loext:contextual-spacing="false" fo:line-height="115%" fo:text-align="justify" style:justify-single-word="false"/>
      <style:text-properties style:font-name="Calibri1" fo:font-size="11pt" fo:font-weight="bold" style:font-name-asian="Calibri1" style:font-size-asian="11pt" style:font-weight-asian="bold" style:font-name-complex="Calibri1" style:font-weight-complex="bold"/>
    </style:style>
    <style:style style:name="P128" style:family="paragraph" style:parent-style-name="Standard">
      <style:paragraph-properties fo:margin-top="0in" fo:margin-bottom="0.0835in" loext:contextual-spacing="false" fo:line-height="115%" fo:text-align="justify" style:justify-single-word="false"/>
    </style:style>
    <style:style style:name="P129" style:family="paragraph" style:parent-style-name="Standard_20__28_user_29_">
      <style:paragraph-properties fo:margin-top="0in" fo:margin-bottom="0.0835in" loext:contextual-spacing="false" fo:line-height="115%" fo:text-align="justify" style:justify-single-word="false"/>
    </style:style>
    <style:style style:name="P130" style:family="paragraph" style:parent-style-name="Standard_20__28_user_29_">
      <style:paragraph-properties fo:margin-top="0in" fo:margin-bottom="0.0835in" loext:contextual-spacing="false" fo:line-height="115%"/>
      <style:text-properties style:font-name="Calibri1" fo:font-size="11pt" fo:font-weight="bold" style:font-size-asian="11pt" style:font-weight-asian="bold" style:font-weight-complex="bold"/>
    </style:style>
    <style:style style:name="P131" style:family="paragraph" style:parent-style-name="Standard_20__28_user_29_">
      <style:paragraph-properties fo:margin-top="0in" fo:margin-bottom="0.0835in" loext:contextual-spacing="false" fo:line-height="115%" fo:text-align="justify" style:justify-single-word="false"/>
      <style:text-properties style:font-name="Calibri1" fo:font-size="11pt" fo:font-weight="bold" style:font-size-asian="11pt" style:font-weight-asian="bold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Calibri1" fo:font-size="11pt" officeooo:rsid="006797dd" officeooo:paragraph-rsid="006797dd" style:font-name-asian="Times New Roman" style:font-size-asian="11pt" style:font-name-complex="Times New Roman"/>
    </style:style>
    <style:style style:name="P133" style:family="paragraph" style:parent-style-name="Table_20_Contents">
      <style:paragraph-properties fo:text-align="justify" style:justify-single-word="false"/>
      <style:text-properties style:font-name="Calibri1" fo:font-size="11pt" officeooo:rsid="006982a2" officeooo:paragraph-rsid="006982a2" style:font-name-asian="Times New Roman" style:font-size-asian="11pt" style:font-name-complex="Times New Roman"/>
    </style:style>
    <style:style style:name="P134" style:family="paragraph" style:parent-style-name="Table_20_Contents">
      <style:paragraph-properties fo:text-align="center" style:justify-single-word="false"/>
      <style:text-properties style:font-name="Calibri1" fo:font-size="11pt" officeooo:rsid="006982a2" officeooo:paragraph-rsid="006982a2" style:font-name-asian="Times New Roman" style:font-size-asian="11pt" style:font-name-complex="Times New Roman"/>
    </style:style>
    <style:style style:name="P135" style:family="paragraph" style:parent-style-name="Table_20_Contents">
      <style:paragraph-properties fo:text-align="center" style:justify-single-word="false"/>
      <style:text-properties style:font-name="Calibri1" fo:font-size="11pt" officeooo:rsid="006a3901" officeooo:paragraph-rsid="006a3901" style:font-name-asian="Times New Roman" style:font-size-asian="11pt" style:font-name-complex="Times New Roman"/>
    </style:style>
    <style:style style:name="P136" style:family="paragraph" style:parent-style-name="Table_20_Contents">
      <style:paragraph-properties fo:text-align="center" style:justify-single-word="false"/>
      <style:text-properties style:font-name="Calibri1" fo:font-size="11pt" officeooo:rsid="006a6a8e" officeooo:paragraph-rsid="006a6a8e" style:font-name-asian="Times New Roman" style:font-size-asian="11pt" style:font-name-complex="Times New Roman"/>
    </style:style>
    <style:style style:name="P137" style:family="paragraph" style:parent-style-name="Table_20_Contents">
      <style:paragraph-properties fo:text-align="justify" style:justify-single-word="false"/>
      <style:text-properties style:font-name="Calibri1" fo:font-size="11pt" officeooo:rsid="006a6a8e" officeooo:paragraph-rsid="006a6a8e" style:font-name-asian="Times New Roman" style:font-size-asian="11pt" style:font-name-complex="Times New Roman"/>
    </style:style>
    <style:style style:name="P138" style:family="paragraph" style:parent-style-name="Table_20_Contents">
      <style:paragraph-properties fo:text-align="center" style:justify-single-word="false"/>
      <style:text-properties style:font-name="Calibri1" fo:font-size="11pt" officeooo:rsid="006c6ba2" officeooo:paragraph-rsid="006c6ba2" style:font-name-asian="Times New Roman" style:font-size-asian="11pt" style:font-name-complex="Times New Roman"/>
    </style:style>
    <style:style style:name="P139" style:family="paragraph" style:parent-style-name="Table_20_Contents">
      <style:paragraph-properties fo:text-align="center" style:justify-single-word="false"/>
      <style:text-properties style:font-name="Calibri1" fo:font-size="11pt" officeooo:rsid="006cfdba" officeooo:paragraph-rsid="006cfdba" style:font-name-asian="Times New Roman" style:font-size-asian="11pt" style:font-name-complex="Times New Roman"/>
    </style:style>
    <style:style style:name="P140" style:family="paragraph" style:parent-style-name="Table_20_Contents">
      <style:paragraph-properties fo:text-align="justify" style:justify-single-word="false"/>
      <style:text-properties style:font-name="Calibri1" fo:font-size="11pt" officeooo:rsid="006dcdf4" officeooo:paragraph-rsid="006dcdf4" style:font-name-asian="Times New Roman" style:font-size-asian="11pt" style:font-name-complex="Times New Roman"/>
    </style:style>
    <style:style style:name="P141" style:family="paragraph" style:parent-style-name="Table_20_Contents">
      <style:paragraph-properties fo:text-align="center" style:justify-single-word="false"/>
      <style:text-properties style:font-name="Calibri1" fo:font-size="11pt" officeooo:rsid="007e13d4" officeooo:paragraph-rsid="007e13d4" style:font-name-asian="Times New Roman" style:font-size-asian="11pt" style:font-name-complex="Times New Roman"/>
    </style:style>
    <style:style style:name="P142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6797dd" officeooo:paragraph-rsid="006797dd" style:font-name-asian="Times New Roman" style:font-size-asian="11pt" style:font-weight-asian="bold" style:font-name-complex="Times New Roman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6797dd" officeooo:paragraph-rsid="006982a2" style:font-name-asian="Times New Roman" style:font-size-asian="11pt" style:font-weight-asian="bold" style:font-name-complex="Times New Roman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6a6a8e" officeooo:paragraph-rsid="006a6a8e" style:font-name-asian="Times New Roman" style:font-size-asian="11pt" style:font-weight-asian="bold" style:font-name-complex="Times New Roman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6a6a8e" officeooo:paragraph-rsid="007e13d4" style:font-name-asian="Times New Roman" style:font-size-asian="11pt" style:font-weight-asian="bold" style:font-name-complex="Times New Roman" style:font-weight-complex="bold"/>
    </style:style>
    <style:style style:name="P146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background-color="#ffffff" style:font-name-asian="Calibri1" style:font-size-asian="11pt" style:font-name-complex="Calibri1"/>
    </style:style>
    <style:style style:name="P147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paragraph-rsid="00423804" fo:background-color="#ffffff" style:font-name-asian="Calibri1" style:font-size-asian="11pt" style:font-name-complex="Calibri1"/>
    </style:style>
    <style:style style:name="P148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paragraph-rsid="006d5a06" fo:background-color="#ffffff" style:font-name-asian="Calibri1" style:font-size-asian="11pt" style:font-name-complex="Calibri1"/>
    </style:style>
    <style:style style:name="P149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4654ca" officeooo:paragraph-rsid="004654ca" fo:background-color="#ffffff" style:font-name-asian="Calibri1" style:font-size-asian="11pt" style:font-name-complex="Calibri1"/>
    </style:style>
    <style:style style:name="P150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a12ba" officeooo:paragraph-rsid="003a12ba" fo:background-color="#ffffff" style:font-name-asian="Calibri1" style:font-size-asian="11pt" style:font-name-complex="Calibri1"/>
    </style:style>
    <style:style style:name="P151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a12ba" officeooo:paragraph-rsid="0063840b" fo:background-color="#ffffff" style:font-name-asian="Calibri1" style:font-size-asian="11pt" style:font-name-complex="Calibri1"/>
    </style:style>
    <style:style style:name="P152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95a6d" officeooo:paragraph-rsid="00295a6d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53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13460" officeooo:paragraph-rsid="00313460" fo:background-color="#ffffff" style:font-name-asian="Calibri1" style:font-size-asian="11pt" style:font-weight-asian="normal" style:font-name-complex="Calibri1" style:font-weight-complex="normal"/>
    </style:style>
    <style:style style:name="P154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2bbb2" officeooo:paragraph-rsid="0032bbb2" fo:background-color="#ffffff" style:font-name-asian="Calibri1" style:font-size-asian="11pt" style:font-weight-asian="normal" style:font-name-complex="Calibri1" style:font-weight-complex="normal"/>
    </style:style>
    <style:style style:name="P155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2bbb2" officeooo:paragraph-rsid="00415ab1" fo:background-color="#ffffff" style:font-name-asian="Calibri1" style:font-size-asian="11pt" style:font-weight-asian="normal" style:font-name-complex="Calibri1" style:font-weight-complex="normal"/>
    </style:style>
    <style:style style:name="P156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6b681" officeooo:paragraph-rsid="0036b681" fo:background-color="#ffffff" style:font-name-asian="Calibri1" style:font-size-asian="11pt" style:font-weight-asian="normal" style:font-name-complex="Calibri1" style:font-weight-complex="normal"/>
    </style:style>
    <style:style style:name="P157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5eae1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58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a12ba" officeooo:paragraph-rsid="003a12ba" fo:background-color="#ffffff" style:font-name-asian="Calibri1" style:font-size-asian="11pt" style:font-weight-asian="normal" style:font-name-complex="Calibri1" style:font-weight-complex="normal"/>
    </style:style>
    <style:style style:name="P159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a12ba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60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a12ba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61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8c3f6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62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e2ce2" officeooo:paragraph-rsid="002e2ce2" style:font-name-asian="Calibri1" style:font-size-asian="11pt" style:font-weight-asian="normal" style:font-name-complex="Calibri1" style:font-size-complex="10pt" style:font-weight-complex="normal"/>
    </style:style>
    <style:style style:name="P163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d6400" officeooo:paragraph-rsid="002d6400" style:font-name-asian="Calibri1" style:font-size-asian="11pt" style:font-weight-asian="normal" style:font-name-complex="Calibri1" style:font-size-complex="10pt" style:font-weight-complex="normal"/>
    </style:style>
    <style:style style:name="P164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f9ba7" officeooo:paragraph-rsid="002f9ba7" style:font-name-asian="Calibri1" style:font-size-asian="11pt" style:font-weight-asian="normal" style:font-name-complex="Calibri1" style:font-weight-complex="normal"/>
    </style:style>
    <style:style style:name="P165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13460" officeooo:paragraph-rsid="00313460" style:font-name-asian="Calibri1" style:font-size-asian="11pt" style:font-weight-asian="normal" style:font-name-complex="Calibri1" style:font-weight-complex="normal"/>
    </style:style>
    <style:style style:name="P166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25f9b8" officeooo:paragraph-rsid="0023d4aa" fo:background-color="transparent" style:font-name-asian="Calibri" style:font-name-complex="Calibri"/>
    </style:style>
    <style:style style:name="P167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93a85c" officeooo:paragraph-rsid="0023d4aa" fo:background-color="transparent" style:font-name-asian="Calibri" style:font-name-complex="Calibri"/>
    </style:style>
    <style:style style:name="P168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939cab" officeooo:paragraph-rsid="0023d4aa" fo:background-color="transparent" style:font-name-asian="Calibri" style:font-name-complex="Calibri"/>
    </style:style>
    <style:style style:name="P169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7e9636" officeooo:paragraph-rsid="0023d4aa" fo:background-color="transparent" style:font-name-asian="Calibri" style:font-size-asian="11pt" style:font-weight-asian="bold" style:font-name-complex="Calibri" style:font-weight-complex="bold"/>
    </style:style>
    <style:style style:name="P170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4c559a" officeooo:paragraph-rsid="004c559a" fo:background-color="transparent" style:font-name-asian="Calibri" style:font-size-asian="11pt" style:font-weight-asian="bold" style:font-name-complex="Calibri" style:font-weight-complex="bold"/>
    </style:style>
    <style:style style:name="P171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8272bb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172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a5feef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173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875e1b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174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b50198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175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a7a73f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176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a8ed43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177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style:font-size-asian="11pt"/>
    </style:style>
    <style:style style:name="P178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officeooo:rsid="0047f1f2" officeooo:paragraph-rsid="0047f1f2" style:font-size-asian="11pt"/>
    </style:style>
    <style:style style:name="P179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normal" officeooo:rsid="003a12ba" officeooo:paragraph-rsid="003a12ba" style:font-name-asian="Calibri1" style:font-size-asian="11pt" style:font-weight-asian="normal" style:font-name-complex="Calibri1" style:font-weight-complex="normal"/>
    </style:style>
    <style:style style:name="P180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normal" officeooo:rsid="003a12ba" officeooo:paragraph-rsid="0063840b" style:font-name-asian="Calibri1" style:font-size-asian="11pt" style:font-weight-asian="normal" style:font-name-complex="Calibri1" style:font-weight-complex="normal"/>
    </style:style>
    <style:style style:name="P181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d2a15"/>
    </style:style>
    <style:style style:name="P182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313460"/>
    </style:style>
    <style:style style:name="P183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47f1f2"/>
    </style:style>
    <style:style style:name="P184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859e07"/>
    </style:style>
    <style:style style:name="P185" style:family="paragraph" style:parent-style-name="Standard" style:list-style-name="L12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a12ba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86" style:family="paragraph" style:parent-style-name="Standard" style:list-style-name="L15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0977a" officeooo:paragraph-rsid="0040aa1e" fo:background-color="#ffffff" style:font-name-asian="Calibri1" style:font-size-asian="11pt" style:font-weight-asian="normal" style:font-name-complex="Calibri1" style:font-weight-complex="normal"/>
    </style:style>
    <style:style style:name="P187" style:family="paragraph" style:parent-style-name="Standard" style:list-style-name="L15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0977a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88" style:family="paragraph" style:parent-style-name="Standard" style:list-style-name="L13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be60e" officeooo:paragraph-rsid="003be60e" fo:background-color="#ffffff" style:font-name-asian="Calibri1" style:font-size-asian="11pt" style:font-name-complex="Calibri1"/>
    </style:style>
    <style:style style:name="P189" style:family="paragraph" style:parent-style-name="Standard" style:list-style-name="L13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be60e" officeooo:paragraph-rsid="0063840b" fo:background-color="#ffffff" style:font-name-asian="Calibri1" style:font-size-asian="11pt" style:font-name-complex="Calibri1"/>
    </style:style>
    <style:style style:name="P190" style:family="paragraph" style:parent-style-name="Standard" style:list-style-name="L14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f40f3" officeooo:paragraph-rsid="003f40f3" fo:background-color="#ffffff" style:font-name-asian="Calibri1" style:font-size-asian="11pt" style:font-name-complex="Calibri1"/>
    </style:style>
    <style:style style:name="P191" style:family="paragraph" style:parent-style-name="Standard" style:list-style-name="L14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f40f3" officeooo:paragraph-rsid="0063840b" fo:background-color="#ffffff" style:font-name-asian="Calibri1" style:font-size-asian="11pt" style:font-name-complex="Calibri1"/>
    </style:style>
    <style:style style:name="P192" style:family="paragraph" style:parent-style-name="Standard" style:list-style-name="L16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14c97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93" style:family="paragraph" style:parent-style-name="Standard_20__28_user_29_" style:master-page-name="MP0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reak-before="page"/>
      <style:text-properties style:font-name="Calibri1" fo:font-size="14pt" fo:font-weight="bold" officeooo:rsid="007c02d5" officeooo:paragraph-rsid="001effe8" style:font-size-asian="14pt" style:font-weight-asian="bold" style:font-weight-complex="bold"/>
    </style:style>
    <style:style style:name="P194" style:family="paragraph" style:parent-style-name="Standard_20__28_user_29_">
      <style:paragraph-properties fo:line-height="115%" fo:text-align="justify" style:justify-single-word="false"/>
      <style:text-properties officeooo:paragraph-rsid="00493fde"/>
    </style:style>
    <style:style style:name="P19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6" style:family="paragraph">
      <loext:graphic-properties draw:fill="none"/>
    </style:style>
    <style:style style:name="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T3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T4" style:family="text">
      <style:text-properties style:font-name="Calibri Light" fo:font-style="italic" style:font-style-asian="italic" style:font-name-complex="Times New Roman" style:font-weight-complex="bold"/>
    </style:style>
    <style:style style:name="T5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T6" style:family="text">
      <style:text-properties style:font-name="Calibri Light" style:text-underline-style="none" style:font-name-complex="Times New Roman" style:font-weight-complex="bold"/>
    </style:style>
    <style:style style:name="T7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T8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T9" style:family="text">
      <style:text-properties fo:color="#000000" style:font-name="Calibri1" fo:font-size="11pt" fo:background-color="#ffffff" loext:char-shading-value="0" style:font-name-asian="Calibri1" style:font-size-asian="11pt" style:font-name-complex="Calibri1"/>
    </style:style>
    <style:style style:name="T10" style:family="text">
      <style:text-properties fo:color="#000000" style:font-name="Calibri1" fo:font-size="11pt" officeooo:rsid="001fcfd0" fo:background-color="#ffffff" loext:char-shading-value="0" style:font-name-asian="Calibri1" style:font-size-asian="11pt" style:font-name-complex="Calibri1"/>
    </style:style>
    <style:style style:name="T11" style:family="text">
      <style:text-properties fo:color="#000000" style:font-name="Calibri1" fo:font-size="11pt" style:font-name-asian="Calibri1" style:font-size-asian="11pt" style:font-name-complex="Calibri1"/>
    </style:style>
    <style:style style:name="T12" style:family="text">
      <style:text-properties fo:color="#000000" style:font-name="Calibri1" fo:font-size="11pt" officeooo:rsid="001fcfd0" style:font-name-asian="Calibri1" style:font-size-asian="11pt" style:font-name-complex="Calibri1"/>
    </style:style>
    <style:style style:name="T13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0pt" style:font-weight-complex="bold"/>
    </style:style>
    <style:style style:name="T14" style:family="text">
      <style:text-properties fo:color="#000000" style:font-name="Calibri1" fo:font-size="11pt" fo:font-weight="bold" officeooo:rsid="002d2a15" style:font-name-asian="Calibri1" style:font-size-asian="11pt" style:font-weight-asian="bold" style:font-name-complex="Calibri1" style:font-size-complex="10pt" style:font-weight-complex="bold"/>
    </style:style>
    <style:style style:name="T15" style:family="text">
      <style:text-properties fo:color="#000000" style:font-name="Calibri1" fo:font-size="11pt" fo:font-weight="bold" officeooo:rsid="0027990f" fo:background-color="#ffffff" loext:char-shading-value="0" style:font-name-asian="Calibri1" style:font-size-asian="11pt" style:font-weight-asian="bold" style:font-name-complex="Calibri1" style:font-size-complex="10pt" style:font-weight-complex="bold"/>
    </style:style>
    <style:style style:name="T16" style:family="text">
      <style:text-properties fo:color="#000000" style:font-name="Calibri1" fo:font-size="11pt" fo:font-weight="bold" officeooo:rsid="002c4a0a" fo:background-color="#ffffff" loext:char-shading-value="0" style:font-name-asian="Calibri1" style:font-size-asian="11pt" style:font-weight-asian="bold" style:font-name-complex="Calibri1" style:font-size-complex="10pt" style:font-weight-complex="bold"/>
    </style:style>
    <style:style style:name="T17" style:family="text">
      <style:text-properties fo:color="#000000" style:font-name="Calibri1" fo:font-size="11pt" fo:font-weight="normal" style:font-name-asian="Calibri1" style:font-size-asian="11pt" style:font-weight-asian="normal" style:font-name-complex="Calibri1" style:font-size-complex="10pt" style:font-weight-complex="normal"/>
    </style:style>
    <style:style style:name="T18" style:family="text">
      <style:text-properties fo:color="#000000" style:font-name="Calibri1" fo:font-size="11pt" fo:font-weight="normal" officeooo:rsid="002d2a15" style:font-name-asian="Calibri1" style:font-size-asian="11pt" style:font-weight-asian="normal" style:font-name-complex="Calibri1" style:font-size-complex="10pt" style:font-weight-complex="normal"/>
    </style:style>
    <style:style style:name="T19" style:family="text">
      <style:text-properties fo:color="#000000" style:font-name="Calibri1" fo:font-size="11pt" fo:font-weight="normal" officeooo:rsid="002e2ce2" style:font-name-asian="Calibri1" style:font-size-asian="11pt" style:font-weight-asian="normal" style:font-name-complex="Calibri1" style:font-size-complex="10pt" style:font-weight-complex="normal"/>
    </style:style>
    <style:style style:name="T20" style:family="text">
      <style:text-properties fo:color="#000000" style:font-name="Calibri1" fo:font-size="11pt" fo:font-weight="normal" officeooo:rsid="004b91b9" style:font-name-asian="Calibri1" style:font-size-asian="11pt" style:font-weight-asian="normal" style:font-name-complex="Calibri1" style:font-size-complex="10pt" style:font-weight-complex="normal"/>
    </style:style>
    <style:style style:name="T21" style:family="text">
      <style:text-properties fo:color="#000000" style:font-name="Calibri1" fo:font-size="11pt" fo:font-weight="normal" officeooo:rsid="004c559a" style:font-name-asian="Calibri1" style:font-size-asian="11pt" style:font-weight-asian="normal" style:font-name-complex="Calibri1" style:font-size-complex="10pt" style:font-weight-complex="normal"/>
    </style:style>
    <style:style style:name="T22" style:family="text">
      <style:text-properties fo:color="#000000" style:font-name="Calibri1" fo:font-size="11pt" fo:font-weight="normal" officeooo:rsid="00313460" fo:background-color="#ffffff" loext:char-shading-value="0" style:font-name-asian="Calibri1" style:font-size-asian="11pt" style:font-weight-asian="normal" style:font-name-complex="Calibri1" style:font-weight-complex="normal"/>
    </style:style>
    <style:style style:name="T23" style:family="text">
      <style:text-properties fo:color="#000000" style:font-name="Calibri1" fo:font-size="11pt" fo:font-weight="normal" officeooo:rsid="0032bbb2" fo:background-color="#ffffff" loext:char-shading-value="0" style:font-name-asian="Calibri1" style:font-size-asian="11pt" style:font-weight-asian="normal" style:font-name-complex="Calibri1" style:font-weight-complex="normal"/>
    </style:style>
    <style:style style:name="T24" style:family="text">
      <style:text-properties fo:color="#000000" style:font-name="Calibri1" fo:font-size="11pt" fo:font-weight="normal" officeooo:rsid="0040977a" fo:background-color="#ffffff" loext:char-shading-value="0" style:font-name-asian="Calibri1" style:font-size-asian="11pt" style:font-weight-asian="normal" style:font-name-complex="Calibri1" style:font-weight-complex="normal"/>
    </style:style>
    <style:style style:name="T25" style:family="text">
      <style:text-properties fo:color="#000000" fo:font-size="11pt" fo:font-weight="normal" style:font-name-asian="Calibri1" style:font-size-asian="11pt" style:font-weight-asian="normal" style:font-name-complex="Calibri1" style:font-weight-complex="normal"/>
    </style:style>
    <style:style style:name="T26" style:family="text">
      <style:text-properties fo:color="#000000" fo:font-weight="normal" style:font-name-asian="Calibri1" style:font-weight-asian="normal" style:font-name-complex="Calibri1" style:font-weight-complex="normal"/>
    </style:style>
    <style:style style:name="T27" style:family="text">
      <style:text-properties fo:color="#000000" fo:background-color="#ffffff" loext:char-shading-value="0" style:font-name-asian="Calibri1" style:font-name-complex="Calibri1"/>
    </style:style>
    <style:style style:name="T28" style:family="text">
      <style:text-properties fo:color="#000000" officeooo:rsid="005711bc" fo:background-color="#ffffff" loext:char-shading-value="0" style:font-name-asian="Calibri1" style:font-name-complex="Calibri1"/>
    </style:style>
    <style:style style:name="T29" style:family="text">
      <style:text-properties fo:color="#000000" officeooo:rsid="008792dc" fo:background-color="#ffffff" loext:char-shading-value="0" style:font-name-asian="Calibri1" style:font-name-complex="Calibri1"/>
    </style:style>
    <style:style style:name="T30" style:family="text">
      <style:text-properties fo:font-size="11pt" style:font-size-asian="11pt"/>
    </style:style>
    <style:style style:name="T31" style:family="text">
      <style:text-properties fo:font-variant="small-caps" style:font-name="Calibri1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1" style:font-size-complex="40pt"/>
    </style:style>
    <style:style style:name="T32" style:family="text">
      <style:text-properties style:font-name="Calibri1" fo:font-size="11pt" style:font-size-asian="11pt"/>
    </style:style>
    <style:style style:name="T33" style:family="text">
      <style:text-properties style:font-name="Calibri1" fo:font-size="11pt" style:font-size-asian="11pt" style:font-weight-complex="bold"/>
    </style:style>
    <style:style style:name="T34" style:family="text">
      <style:text-properties style:font-name="Calibri1" fo:font-size="11pt" officeooo:rsid="001fcfd0" style:font-size-asian="11pt"/>
    </style:style>
    <style:style style:name="T35" style:family="text">
      <style:text-properties style:font-name="Calibri1" fo:font-size="11pt" officeooo:rsid="006d5a06" style:font-size-asian="11pt"/>
    </style:style>
    <style:style style:name="T36" style:family="text">
      <style:text-properties style:font-name="Calibri1" fo:font-size="11pt" officeooo:rsid="006dcdf4" style:font-size-asian="11pt"/>
    </style:style>
    <style:style style:name="T37" style:family="text">
      <style:text-properties style:font-name="Calibri1" fo:font-size="11pt" officeooo:rsid="0081a67d" style:font-size-asian="11pt"/>
    </style:style>
    <style:style style:name="T38" style:family="text">
      <style:text-properties style:font-name="Calibri1" fo:font-size="11pt" officeooo:rsid="008453ff" style:font-size-asian="11pt"/>
    </style:style>
    <style:style style:name="T39" style:family="text">
      <style:text-properties style:font-name="Calibri1" fo:font-size="11pt" officeooo:rsid="0047f1f2" style:font-size-asian="11pt"/>
    </style:style>
    <style:style style:name="T40" style:family="text">
      <style:text-properties style:font-name="Calibri1" fo:font-size="11pt" officeooo:rsid="00828d02" style:font-size-asian="11pt"/>
    </style:style>
    <style:style style:name="T41" style:family="text">
      <style:text-properties style:font-name="Calibri1" fo:font-size="11pt" officeooo:rsid="00859e07" style:font-size-asian="11pt"/>
    </style:style>
    <style:style style:name="T42" style:family="text">
      <style:text-properties style:font-name="Calibri1" fo:font-size="11pt" officeooo:rsid="0085f784" style:font-size-asian="11pt"/>
    </style:style>
    <style:style style:name="T43" style:family="text">
      <style:text-properties style:font-name="Calibri1" fo:font-size="11pt" officeooo:rsid="008792dc" style:font-size-asian="11pt"/>
    </style:style>
    <style:style style:name="T44" style:family="text">
      <style:text-properties style:font-name="Calibri1" fo:font-size="11pt" fo:font-weight="bold" style:font-size-asian="11pt" style:font-weight-asian="bold" style:font-weight-complex="bold"/>
    </style:style>
    <style:style style:name="T45" style:family="text">
      <style:text-properties style:font-name="Calibri1" fo:font-size="11pt" fo:font-weight="bold" officeooo:rsid="003f43e1" style:font-size-asian="11pt" style:font-weight-asian="bold" style:font-weight-complex="bold"/>
    </style:style>
    <style:style style:name="T46" style:family="text">
      <style:text-properties style:font-name="Calibri1" fo:font-size="11pt" fo:font-weight="bold" officeooo:rsid="00493fde" style:font-size-asian="11pt" style:font-weight-asian="bold" style:font-weight-complex="bold"/>
    </style:style>
    <style:style style:name="T47" style:family="text">
      <style:text-properties style:font-name="Calibri1" fo:font-size="11pt" fo:font-weight="bold" style:font-name-asian="Calibri1" style:font-size-asian="11pt" style:font-weight-asian="bold" style:font-name-complex="Calibri1" style:font-weight-complex="bold"/>
    </style:style>
    <style:style style:name="T48" style:family="text">
      <style:text-properties style:font-name="Calibri1" fo:font-size="11pt" fo:language="es" fo:country="MX" style:font-size-asian="11pt"/>
    </style:style>
    <style:style style:name="T49" style:family="text">
      <style:text-properties style:font-name="Calibri1" fo:font-size="11pt" fo:language="es" fo:country="MX" fo:font-weight="bold" style:font-size-asian="11pt" style:font-weight-asian="bold" style:font-weight-complex="bold"/>
    </style:style>
    <style:style style:name="T50" style:family="text">
      <style:text-properties style:font-name="Calibri1" fo:font-size="11pt" fo:font-weight="normal" officeooo:rsid="00493fde" style:font-size-asian="11pt" style:font-weight-asian="normal" style:font-weight-complex="normal"/>
    </style:style>
    <style:style style:name="T51" style:family="text">
      <style:text-properties style:font-name="Calibri1" fo:font-size="11pt" fo:font-weight="normal" officeooo:rsid="00613e16" style:font-size-asian="11pt" style:font-weight-asian="normal" style:font-weight-complex="normal"/>
    </style:style>
    <style:style style:name="T52" style:family="text">
      <style:text-properties style:font-name="Calibri1" fo:font-size="11pt" fo:font-weight="normal" officeooo:rsid="006d5a06" style:font-size-asian="11pt" style:font-weight-asian="normal" style:font-weight-complex="normal"/>
    </style:style>
    <style:style style:name="T53" style:family="text">
      <style:text-properties style:font-name="Calibri1" fo:font-size="11pt" fo:font-weight="normal" officeooo:rsid="006797dd" style:font-size-asian="11pt" style:font-weight-asian="normal" style:font-weight-complex="normal"/>
    </style:style>
    <style:style style:name="T54" style:family="text">
      <style:text-properties style:font-name="Calibri1" fo:font-size="11pt" fo:font-weight="normal" officeooo:rsid="004b91b9" style:font-size-asian="11pt" style:font-weight-asian="normal" style:font-weight-complex="normal"/>
    </style:style>
    <style:style style:name="T55" style:family="text">
      <style:text-properties style:font-name="Calibri1" fo:font-size="11pt" fo:font-weight="normal" officeooo:rsid="006d809d" style:font-size-asian="11pt" style:font-weight-asian="normal" style:font-weight-complex="normal"/>
    </style:style>
    <style:style style:name="T56" style:family="text">
      <style:text-properties style:font-name="Calibri1" fo:font-size="11pt" fo:font-weight="normal" officeooo:rsid="006dcdf4" style:font-size-asian="11pt" style:font-weight-asian="normal" style:font-weight-complex="normal"/>
    </style:style>
    <style:style style:name="T57" style:family="text">
      <style:text-properties style:font-name="Calibri1" fo:font-size="10pt" style:font-size-asian="10pt" style:font-size-complex="10pt"/>
    </style:style>
    <style:style style:name="T58" style:family="text">
      <style:text-properties officeooo:rsid="001fcfd0"/>
    </style:style>
    <style:style style:name="T59" style:family="text">
      <style:text-properties officeooo:rsid="002257b8"/>
    </style:style>
    <style:style style:name="T60" style:family="text">
      <style:text-properties officeooo:rsid="00a5feef"/>
    </style:style>
    <style:style style:name="T61" style:family="text">
      <style:text-properties officeooo:rsid="00a7a73f"/>
    </style:style>
    <style:style style:name="T62" style:family="text">
      <style:text-properties officeooo:rsid="00a8ed43"/>
    </style:style>
    <style:style style:name="T63" style:family="text">
      <style:text-properties officeooo:rsid="00955a22"/>
    </style:style>
    <style:style style:name="T64" style:family="text">
      <style:text-properties officeooo:rsid="002a8c41"/>
    </style:style>
    <style:style style:name="T65" style:family="text">
      <style:text-properties officeooo:rsid="002d2a15"/>
    </style:style>
    <style:style style:name="T66" style:family="text">
      <style:text-properties fo:font-weight="normal" officeooo:rsid="003f43e1" style:font-weight-asian="normal" style:font-weight-complex="normal"/>
    </style:style>
    <style:style style:name="T67" style:family="text">
      <style:text-properties fo:font-weight="normal" officeooo:rsid="004133d9" style:font-weight-asian="normal" style:font-weight-complex="normal"/>
    </style:style>
    <style:style style:name="T68" style:family="text">
      <style:text-properties officeooo:rsid="0032bbb2"/>
    </style:style>
    <style:style style:name="T69" style:family="text">
      <style:text-properties fo:font-style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weight-asian="normal" style:font-weight-complex="normal"/>
    </style:style>
    <style:style style:name="T72" style:family="text">
      <style:text-properties officeooo:rsid="0037303d"/>
    </style:style>
    <style:style style:name="T73" style:family="text">
      <style:text-properties officeooo:rsid="0040977a"/>
    </style:style>
    <style:style style:name="T74" style:family="text">
      <style:text-properties officeooo:rsid="004133d9"/>
    </style:style>
    <style:style style:name="T75" style:family="text">
      <style:text-properties officeooo:rsid="00423804"/>
    </style:style>
    <style:style style:name="T76" style:family="text">
      <style:text-properties officeooo:rsid="0047f1f2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officeooo:rsid="004a35c4"/>
    </style:style>
    <style:style style:name="T79" style:family="text">
      <style:text-properties style:font-weight-asian="normal" style:font-weight-complex="normal"/>
    </style:style>
    <style:style style:name="T80" style:family="text">
      <style:text-properties style:font-name="Calibri2" fo:font-size="11pt" officeooo:rsid="0097dcda" style:font-size-asian="11pt" style:font-size-complex="11pt"/>
    </style:style>
    <style:style style:name="T81" style:family="text">
      <style:text-properties style:font-name="Calibri2" fo:font-size="11pt" fo:font-style="italic" officeooo:rsid="0097dcda" style:font-size-asian="11pt" style:font-size-complex="11pt"/>
    </style:style>
    <style:style style:name="T82" style:family="text">
      <style:text-properties officeooo:rsid="00be9d5e"/>
    </style:style>
    <style:style style:name="T83" style:family="text">
      <style:text-properties officeooo:rsid="004c559a"/>
    </style:style>
    <style:style style:name="T84" style:family="text">
      <style:text-properties officeooo:rsid="004f7abb"/>
    </style:style>
    <style:style style:name="T85" style:family="text">
      <style:text-properties officeooo:rsid="004fc235"/>
    </style:style>
    <style:style style:name="T86" style:family="text">
      <style:text-properties officeooo:rsid="00529939"/>
    </style:style>
    <style:style style:name="T87" style:family="text">
      <style:text-properties officeooo:rsid="00546e1d"/>
    </style:style>
    <style:style style:name="T88" style:family="text">
      <style:text-properties officeooo:rsid="00548515"/>
    </style:style>
    <style:style style:name="T89" style:family="text">
      <style:text-properties officeooo:rsid="0058a399"/>
    </style:style>
    <style:style style:name="T90" style:family="text">
      <style:text-properties officeooo:rsid="005aa1b5"/>
    </style:style>
    <style:style style:name="T91" style:family="text">
      <style:text-properties officeooo:rsid="005caf7b"/>
    </style:style>
    <style:style style:name="T92" style:family="text">
      <style:text-properties officeooo:rsid="005d948f"/>
    </style:style>
    <style:style style:name="T93" style:family="text">
      <style:text-properties officeooo:rsid="005fdabf"/>
    </style:style>
    <style:style style:name="T94" style:family="text">
      <style:text-properties officeooo:rsid="00605030"/>
    </style:style>
    <style:style style:name="T95" style:family="text">
      <style:text-properties fo:color="#00000a" style:font-name="Calibri1" fo:font-size="11pt" fo:language="es" fo:country="CR" fo:font-weight="normal" officeooo:rsid="00613e1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6" style:family="text">
      <style:text-properties fo:color="#00000a" style:font-name="Calibri1" fo:font-size="11pt" fo:language="es" fo:country="CR" fo:font-weight="normal" officeooo:rsid="006d5a0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7" style:family="text">
      <style:text-properties officeooo:rsid="0064e39f"/>
    </style:style>
    <style:style style:name="T98" style:family="text">
      <style:text-properties officeooo:rsid="00665bb5"/>
    </style:style>
    <style:style style:name="T99" style:family="text">
      <style:text-properties officeooo:rsid="006797dd"/>
    </style:style>
    <style:style style:name="T100" style:family="text">
      <style:text-properties officeooo:rsid="006982a2"/>
    </style:style>
    <style:style style:name="T101" style:family="text">
      <style:text-properties officeooo:rsid="006c439e"/>
    </style:style>
    <style:style style:name="T102" style:family="text">
      <style:text-properties officeooo:rsid="006cfdba"/>
    </style:style>
    <style:style style:name="T103" style:family="text">
      <style:text-properties officeooo:rsid="006d5a06"/>
    </style:style>
    <style:style style:name="T104" style:family="text">
      <style:text-properties officeooo:rsid="006dcdf4"/>
    </style:style>
    <style:style style:name="T105" style:family="text">
      <style:text-properties officeooo:rsid="007e13d4"/>
    </style:style>
    <style:style style:name="T106" style:family="text">
      <style:text-properties officeooo:rsid="007f9d53"/>
    </style:style>
    <style:style style:name="T107" style:family="text">
      <style:text-properties officeooo:rsid="00859e07"/>
    </style:style>
    <style:style style:name="T108" style:family="text">
      <style:text-properties officeooo:rsid="0085f784"/>
    </style:style>
    <style:style style:name="T109" style:family="text">
      <style:text-properties officeooo:rsid="008792d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3">GF-0604 Procesamiento de datos geográficos</text:p>
      <text:p text:style-name="P90">Profesor: Manuel Vargas Del Valle</text:p>
      <text:p text:style-name="P71">Grupo: <text:span text:style-name="T58">001.</text:span> <text:span text:style-name="T58">H</text:span>orario: <text:span text:style-name="T58">L 10-11-12, M 13-14-15. A</text:span>ula <text:span text:style-name="T58">213. </text:span>Créditos: <text:span text:style-name="T58">4.</text:span></text:p>
      <text:p text:style-name="P93"><text:span text:style-name="Fuente_20_de_20_párrafo_20_predeter."><text:span text:style-name="T32">Horas totales semanales: </text:span></text:span><text:span text:style-name="Fuente_20_de_20_párrafo_20_predeter."><text:span text:style-name="T34">6.</text:span></text:span><text:span text:style-name="Fuente_20_de_20_párrafo_20_predeter."><text:span text:style-name="T9"> </text:span></text:span><text:span text:style-name="Fuente_20_de_20_párrafo_20_predeter."><text:span text:style-name="T10">H</text:span></text:span><text:span text:style-name="Fuente_20_de_20_párrafo_20_predeter."><text:span text:style-name="T9">oras presenciales: </text:span></text:span><text:span text:style-name="Fuente_20_de_20_párrafo_20_predeter."><text:span text:style-name="T10">3 de teoría y 3 de laboratorio.</text:span></text:span></text:p>
      <text:p text:style-name="P93"><text:span text:style-name="Fuente_20_de_20_párrafo_20_predeter."><text:span text:style-name="T32">Horario de atención al estudiantado: </text:span></text:span><text:span text:style-name="Fuente_20_de_20_párrafo_20_predeter."><text:span text:style-name="T34">L 13, K 16, M 16, J 10.</text:span></text:span></text:p>
      <text:p text:style-name="P93"><text:span text:style-name="Fuente_20_de_20_párrafo_20_predeter."><text:span text:style-name="T32"><text:s/></text:span></text:span><text:span text:style-name="Fuente_20_de_20_párrafo_20_predeter."><text:span text:style-name="T11">Correo electrónico institucional: </text:span></text:span><text:span text:style-name="Fuente_20_de_20_párrafo_20_predeter."><text:span text:style-name="T12">manuel.vargas_d</text:span></text:span><text:span text:style-name="Fuente_20_de_20_párrafo_20_predeter."><text:span text:style-name="T11">@</text:span></text:span><text:span text:style-name="Fuente_20_de_20_párrafo_20_predeter."><text:span text:style-name="T9">ucr.ac.cr</text:span></text:span></text:p>
      <text:p text:style-name="P71">I ciclo lectivo 2022</text:p>
      <text:p text:style-name="P82"/>
      <text:p text:style-name="P82"/>
      <text:p text:style-name="P81">PROGRAMA DEL CURSO</text:p>
      <text:p text:style-name="P66"/>
      <text:p text:style-name="P67">1. DESCRIPCIÓN</text:p>
      <text:p text:style-name="P63"><text:span text:style-name="Fuente_20_de_20_párrafo_20_predeter."><text:span text:style-name="T32">Este es un curso introductorio al procesamiento de datos geográficos mediante el lenguaje de programación R. Se estudian los fundamentos de R, sus bibliotecas geoespaciales y sus capacidades para generar gráficos estadísticos. </text:span></text:span><text:span text:style-name="Fuente_20_de_20_párrafo_20_predeter."><text:span text:style-name="T41">También s</text:span></text:span><text:span text:style-name="Fuente_20_de_20_párrafo_20_predeter."><text:span text:style-name="T32">e utilizan herramientas para facilitar la reproducibilidad de los procedimientos y para su comunicación a través de </text:span></text:span><text:span text:style-name="Fuente_20_de_20_párrafo_20_predeter."><text:span text:style-name="T36">la</text:span></text:span><text:span text:style-name="Fuente_20_de_20_párrafo_20_predeter."><text:span text:style-name="T32"> </text:span></text:span><text:span text:style-name="Fuente_20_de_20_párrafo_20_predeter."><text:span text:style-name="T36">Internet</text:span></text:span><text:span text:style-name="Fuente_20_de_20_párrafo_20_predeter."><text:span text:style-name="T32"> y otros medios.</text:span></text:span></text:p>
      <text:p text:style-name="P63"><text:span text:style-name="Fuente_20_de_20_párrafo_20_predeter."><text:span text:style-name="T32"/></text:span></text:p>
      <text:p text:style-name="P63"><text:span text:style-name="Fuente_20_de_20_párrafo_20_predeter."><text:span text:style-name="T32">El enfoque del curso es teórico-práctico, con lecciones teóricas combinadas con ejercicios de programación en los cuales los estudiantes aplican en diversos escenarios de procesamiento de datos los conocimientos y habilidades aprendidas. No se requiere de experiencia previa en programación de computadoras.</text:span></text:span></text:p>
      <text:p text:style-name="P63"><text:span text:style-name="Fuente_20_de_20_párrafo_20_predeter."><text:span text:style-name="T32"/></text:span></text:p>
      <text:p text:style-name="P64"><text:span text:style-name="Fuente_20_de_20_párrafo_20_predeter."><text:span text:style-name="T35">Tanto las </text:span></text:span><text:span text:style-name="Fuente_20_de_20_párrafo_20_predeter."><text:span text:style-name="T37">lecciones</text:span></text:span><text:span text:style-name="Fuente_20_de_20_párrafo_20_predeter."><text:span text:style-name="T35"> teóricas como las prácticas se realiza</text:span></text:span><text:span text:style-name="Fuente_20_de_20_párrafo_20_predeter."><text:span text:style-name="T42">rán</text:span></text:span><text:span text:style-name="Fuente_20_de_20_párrafo_20_predeter."><text:span text:style-name="T35"> de manera presencial, con apoyo de medios virtuales. Los contenidos del curso y los recursos relacionados se comparten en el sitio web </text:span></text:span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35">https://gf0604-procesamientodatosgeograficos.github.io/2022-i/</text:span></text:span></text:a><text:span text:style-name="Fuente_20_de_20_párrafo_20_predeter."><text:span text:style-name="T35">, así como en la plataforma Mediación Virtual de la Universidad de Costa Rica. </text:span></text:span></text:p>
      <text:p text:style-name="P62"/>
      <text:p text:style-name="P62"/>
      <text:p text:style-name="P94"><text:span text:style-name="Fuente_20_de_20_párrafo_20_predeter."><text:span text:style-name="T44">2. OBJETIVOS</text:span></text:span></text:p>
      <text:p text:style-name="P45">Al finalizar el curso, el estudiantado será capaz de:</text:p>
      <text:p text:style-name="P45"/>
      <text:list xml:id="list996951763" text:style-name="L1">
        <text:list-item>
          <text:p text:style-name="P146">Desarrollar programas en el lenguaje de programación R, enfocados en el procesamiento de datos geo<text:span text:style-name="T75">espaciales</text:span>.</text:p>
        </text:list-item>
        <text:list-item>
          <text:p text:style-name="P146"><text:span text:style-name="T75">G</text:span>enerar gráficos estadísticos <text:span text:style-name="T75">mediante R</text:span>.</text:p>
        </text:list-item>
        <text:list-item>
          <text:p text:style-name="P149"><text:soft-page-break/>Integrar visualizaciones tabulares, gráficas y geoespaciales <text:span text:style-name="T91">de datos </text:span>en <text:span text:style-name="T91">documentos</text:span> y aplicaciones interactivas <text:span text:style-name="T104">desarrolladas con R </text:span><text:span text:style-name="T107">y R Markdown</text:span>.</text:p>
        </text:list-item>
        <text:list-item>
          <text:p text:style-name="P147"><text:span text:style-name="T75">Desarrollar </text:span><text:span text:style-name="T104">en R </text:span><text:span text:style-name="T75">soluciones reproducibles </text:span><text:span text:style-name="T109">y repetibles </text:span><text:span text:style-name="T75">a problemas computacionales.</text:span></text:p>
        </text:list-item>
        <text:list-item>
          <text:p text:style-name="P177"><text:span text:style-name="T28">Aprender</text:span><text:span text:style-name="T27"> herramientas, protocolos </text:span><text:span text:style-name="T29">y estándares </text:span><text:span text:style-name="T27">para compartir y documentar programas y sus resultados.</text:span></text:p>
        </text:list-item>
        <text:list-item>
          <text:p text:style-name="P148">Aplicar los conocimientos de programación y visualización en diversos escenarios <text:span text:style-name="T109">de procesamiento de datos </text:span>sociales y ambientales.</text:p>
        </text:list-item>
      </text:list>
      <text:p text:style-name="P45"/>
      <text:p text:style-name="P45"/>
      <text:p text:style-name="P84"><text:span text:style-name="Fuente_20_de_20_párrafo_20_predeter."><text:span text:style-name="T44">3. CONTENIDO DEL CURSO</text:span></text:span></text:p>
      <text:p text:style-name="P6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892829431456">
          <table:table-cell table:style-name="Table2.A1" office:value-type="string">
            <text:p text:style-name="P76">SEMANA</text:p>
          </table:table-cell>
          <table:table-cell table:style-name="Table2.A1" office:value-type="string">
            <text:p text:style-name="P75">CONTENIDO</text:p>
          </table:table-cell>
          <table:table-cell table:style-name="Table2.A1" office:value-type="string">
            <text:p text:style-name="P75">LECTURA OBLIGATORIA</text:p>
          </table:table-cell>
        </table:table-row>
        <table:table-row table:style-name="TableLine93892897481248">
          <table:table-cell table:style-name="Table2.A2" table:number-columns-spanned="3" office:value-type="string">
            <text:p text:style-name="P87"/>
            <text:p text:style-name="P89">1. INTRODUCCIÓN A LA PROGRAMACIÓN DE COMPUTADORAS</text:p>
            <text:p text:style-name="P87"/>
          </table:table-cell>
          <table:covered-table-cell/>
          <table:covered-table-cell/>
        </table:table-row>
        <table:table-row table:style-name="TableLine93892897482080">
          <table:table-cell table:style-name="Table2.A3" office:value-type="string">
            <text:p text:style-name="P85"/>
            <text:p text:style-name="P85">I</text:p>
            <text:p text:style-name="P85">(28 de marzo – 1 de abril)</text:p>
          </table:table-cell>
          <table:table-cell table:style-name="Table2.A3" office:value-type="string">
            <text:p text:style-name="P11"/>
            <text:p text:style-name="P11">Entrega y discusión de<text:span text:style-name="T59">l</text:span> programa de<text:span text:style-name="T59">l</text:span> curso</text:p>
            <text:p text:style-name="P11"/>
            <text:p text:style-name="P52">Introducción al pensamiento computacional</text:p>
            <text:p text:style-name="P50"/>
            <text:list xml:id="list1583967745" text:style-name="L2">
              <text:list-item>
                <text:p text:style-name="P166">Conceptos fundamentales del pensamiento computacional</text:p>
              </text:list-item>
              <text:list-item>
                <text:p text:style-name="P167">Arquitectura de computadoras</text:p>
              </text:list-item>
              <text:list-item>
                <text:p text:style-name="P168">Representación de información <text:span text:style-name="T83">en computadoras</text:span></text:p>
              </text:list-item>
              <text:list-item>
                <text:p text:style-name="P169">Lenguajes de programación</text:p>
                <text:list>
                  <text:list-item>
                    <text:p text:style-name="P170">Scratch: <text:span text:style-name="T89">lenguaje para aprendizaje de programación</text:span></text:p>
                  </text:list-item>
                </text:list>
                <text:p text:style-name="P169"/>
              </text:list-item>
            </text:list>
          </table:table-cell>
          <table:table-cell table:style-name="Table2.A3" office:value-type="string">
            <text:p text:style-name="P56"><text:span text:style-name="Fuente_20_de_20_párrafo_20_predeter."><text:span text:style-name="T20"/></text:span></text:p>
            <text:p text:style-name="P56"><text:span text:style-name="Fuente_20_de_20_párrafo_20_predeter."><text:span text:style-name="T20">Jeannette M. </text:span></text:span><text:span text:style-name="Fuente_20_de_20_párrafo_20_predeter."><text:span text:style-name="T17">Wing (2006, p</text:span></text:span><text:span text:style-name="Fuente_20_de_20_párrafo_20_predeter."><text:span text:style-name="T21">p</text:span></text:span><text:span text:style-name="Fuente_20_de_20_párrafo_20_predeter."><text:span text:style-name="T17">. 33-35</text:span></text:span><text:span text:style-name="Fuente_20_de_20_párrafo_20_predeter."><text:span text:style-name="T21">)</text:span></text:span></text:p>
            <text:p text:style-name="P56"><text:span text:style-name="Fuente_20_de_20_párrafo_20_predeter."><text:span text:style-name="T13"/></text:span></text:p>
            <text:p text:style-name="P56"/>
          </table:table-cell>
        </table:table-row>
        <table:table-row table:style-name="TableLine93892897484112">
          <table:table-cell table:style-name="Table2.A2" office:value-type="string">
            <text:p text:style-name="P85"/>
            <text:p text:style-name="P85">II</text:p>
            <text:p text:style-name="P85">(4 - 8 de abril)</text:p>
          </table:table-cell>
          <table:table-cell table:style-name="Table2.A2" office:value-type="string">
            <text:p text:style-name="P53"/>
            <text:p text:style-name="P53">Interacción entre humanos y computadoras</text:p>
            <text:p text:style-name="P51"/>
            <text:list xml:id="list2802189133" text:style-name="L3">
              <text:list-item>
                <text:p text:style-name="P171"><text:span text:style-name="T60">Interfaces </text:span><text:span text:style-name="T61">humano-computador</text:span></text:p>
                <text:list>
                  <text:list-item>
                    <text:p text:style-name="P172">Interfaces gráficas <text:span text:style-name="T61">de usuario (GUI)</text:span></text:p>
                    <text:list>
                      <text:list-item>
                        <text:p text:style-name="P172">QGIS: sistema de información geográfica de escritorio</text:p>
                      </text:list-item>
                    </text:list>
                  </text:list-item>
                  <text:list-item>
                    <text:p text:style-name="P173">Interfaces de línea de comandos <text:span text:style-name="T61">(CLI)</text:span></text:p>
                    <text:list>
                      <text:list-item>
                        <text:p text:style-name="P174"><text:soft-page-break/>GDAL/OGR: <text:span text:style-name="T62">biblioteca</text:span> para <text:span text:style-name="T63">procesamiento de </text:span>datos geoespaciales</text:p>
                      </text:list-item>
                    </text:list>
                  </text:list-item>
                </text:list>
              </text:list-item>
              <text:list-item>
                <text:p text:style-name="P175">Interfaces programa-<text:span text:style-name="T62">programa</text:span>:</text:p>
                <text:list>
                  <text:list-item>
                    <text:p text:style-name="P175">Interfaces de programación de aplicaciones (API)</text:p>
                    <text:list>
                      <text:list-item>
                        <text:p text:style-name="P176">Interfaces tipo REST (ej. GBIF, OpenStreetMap)</text:p>
                        <text:p text:style-name="P176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A2" office:value-type="string">
            <text:p text:style-name="P13"/>
            <text:p text:style-name="P39">Edzer Pebesma et al. (2016)</text:p>
            <text:p text:style-name="P39"/>
            <text:p text:style-name="P39">Ujaval Gandhi <text:span text:style-name="T85">(2020)</text:span></text:p>
            <text:p text:style-name="P39"/>
            <text:p text:style-name="P39"/>
          </table:table-cell>
        </table:table-row>
        <table:table-row table:style-name="TableLine93892897486528">
          <table:table-cell table:style-name="Table2.A2" office:value-type="string">
            <text:p text:style-name="P86"/>
            <text:p text:style-name="P86">Semana santa</text:p>
            <text:p text:style-name="P86">(11-15 de abril)</text:p>
            <text:p text:style-name="P86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97"/>
          </table:table-cell>
        </table:table-row>
        <table:table-row table:style-name="TableLine93892897487568">
          <table:table-cell table:style-name="Table2.A3" office:value-type="string">
            <text:p text:style-name="P85"/>
            <text:p text:style-name="P85">III</text:p>
            <text:p text:style-name="P85">(17-22 de abril)</text:p>
          </table:table-cell>
          <table:table-cell table:style-name="Table2.A3" office:value-type="string">
            <text:p text:style-name="P16"/>
            <text:p text:style-name="P57"><text:span text:style-name="T15">Herramientas para investigación reproducible y </text:span><text:span text:style-name="T16">desarrollo</text:span><text:span text:style-name="T15"> colaborativo </text:span><text:span text:style-name="T16">de programas</text:span></text:p>
            <text:p text:style-name="P25"/>
            <text:list xml:id="list2469932369" text:style-name="L4">
              <text:list-item>
                <text:p text:style-name="P152">Reproducibilidad y repetibilidad</text:p>
              </text:list-item>
              <text:list-item>
                <text:p text:style-name="P152">Markdown: lenguaje <text:span text:style-name="T92">ligero </text:span>de marcado <text:span text:style-name="T92">para comunicación científica</text:span></text:p>
              </text:list-item>
              <text:list-item>
                <text:p text:style-name="P152">Git: <text:span text:style-name="T64">sistema de control de versiones</text:span></text:p>
                <text:p text:style-name="P152"/>
              </text:list-item>
            </text:list>
          </table:table-cell>
          <table:table-cell table:style-name="Table2.A3" office:value-type="string">
            <text:p text:style-name="P38"/>
            <text:p text:style-name="P121"><text:span text:style-name="T90">Ihechikara Vincent Abba</text:span> <text:span text:style-name="T84">(20</text:span><text:span text:style-name="T90">21</text:span><text:span text:style-name="T84">)</text:span></text:p>
            <text:p text:style-name="P121"/>
            <text:p text:style-name="P122">Markdown Tutorial (s.f.)</text:p>
          </table:table-cell>
        </table:table-row>
        <table:table-row table:style-name="TableLine93892897488480">
          <table:table-cell table:style-name="Table2.A2" table:number-columns-spanned="3" office:value-type="string">
            <text:p text:style-name="P88"/>
            <text:p text:style-name="P88">2. El LENGUAJE DE PROGRAMACIÓN R</text:p>
            <text:p text:style-name="P88"/>
          </table:table-cell>
          <table:covered-table-cell/>
          <table:covered-table-cell/>
        </table:table-row>
        <table:table-row table:style-name="TableLine93892897489600">
          <table:table-cell table:style-name="Table2.A3" office:value-type="string">
            <text:p text:style-name="P85"/>
            <text:p text:style-name="P85">IV</text:p>
            <text:p text:style-name="P55"><text:span text:style-name="Fuente_20_de_20_párrafo_20_predeter."><text:span text:style-name="T26">Semana universitaria</text:span></text:span></text:p>
            <text:p text:style-name="P85">(25 - 29 de abril)</text:p>
            <text:p text:style-name="P54"><text:span text:style-name="Fuente_20_de_20_párrafo_20_predeter."><text:span text:style-name="T25"/></text:span></text:p>
          </table:table-cell>
          <table:table-cell table:style-name="Table2.A3" office:value-type="string">
            <text:p text:style-name="P58"><text:span text:style-name="Fuente_20_de_20_párrafo_20_predeter."><text:span text:style-name="T14"/></text:span></text:p>
            <text:p text:style-name="P58"><text:span text:style-name="Fuente_20_de_20_párrafo_20_predeter."><text:span text:style-name="T14">Conceptos básicos de R</text:span></text:span></text:p>
            <text:p text:style-name="P58"><text:span text:style-name="Fuente_20_de_20_párrafo_20_predeter."><text:span text:style-name="T18"/></text:span></text:p>
            <text:list xml:id="list242891524" text:style-name="L5">
              <text:list-item>
                <text:p text:style-name="P181"><text:span text:style-name="Fuente_20_de_20_párrafo_20_predeter."><text:span text:style-name="T18">Características generales</text:span></text:span></text:p>
              </text:list-item>
              <text:list-item>
                <text:p text:style-name="P181"><text:span text:style-name="Fuente_20_de_20_párrafo_20_predeter."><text:span text:style-name="T18">Rstudio: ambiente de desarrollo integrado para R</text:span></text:span></text:p>
              </text:list-item>
              <text:list-item>
                <text:p text:style-name="P181"><text:span text:style-name="Fuente_20_de_20_párrafo_20_predeter."><text:span text:style-name="T18">Tipos de datos, operadores y variables</text:span></text:span></text:p>
              </text:list-item>
              <text:list-item>
                <text:p text:style-name="P181"><text:span text:style-name="Fuente_20_de_20_párrafo_20_predeter."><text:span text:style-name="T18">Funciones </text:span></text:span><text:span text:style-name="Fuente_20_de_20_párrafo_20_predeter."><text:span text:style-name="T19">y p</text:span></text:span><text:span text:style-name="Fuente_20_de_20_párrafo_20_predeter."><text:span text:style-name="T18">aquetes</text:span></text:span></text:p>
                <text:p text:style-name="P181"><text:span text:style-name="Fuente_20_de_20_párrafo_20_predeter."><text:span text:style-name="T18"/></text:span></text:p>
              </text:list-item>
            </text:list>
          </table:table-cell>
          <table:table-cell table:style-name="Table2.A3" office:value-type="string">
            <text:p text:style-name="P13"/>
            <text:p text:style-name="P40">Garret Grolemund et al. (2014, capítulos 1-8)</text:p>
          </table:table-cell>
        </table:table-row>
        <table:table-row table:style-name="TableLine93892897490400">
          <table:table-cell table:style-name="Table2.A3" office:value-type="string">
            <text:p text:style-name="P77"/>
            <text:p text:style-name="P77">V</text:p>
            <text:p text:style-name="P83"><text:span text:style-name="Fuente_20_de_20_párrafo_20_predeter."><text:span text:style-name="T57">(2 - 6 de mayo)</text:span></text:span></text:p>
          </table:table-cell>
          <table:table-cell table:style-name="Table2.A3" office:value-type="string">
            <text:p text:style-name="P14"><text:span text:style-name="Fuente_20_de_20_párrafo_20_predeter."/></text:p>
            <text:p text:style-name="P14"><text:span text:style-name="Fuente_20_de_20_párrafo_20_predeter."><text:span text:style-name="T65">Conceptos básicos de R</text:span></text:span></text:p>
            <text:p text:style-name="P36"/>
            <text:list xml:id="list3823012327" text:style-name="L6">
              <text:list-item>
                <text:p text:style-name="P162">Definición de funciones</text:p>
              </text:list-item>
              <text:list-item>
                <text:p text:style-name="P163">Condicionales</text:p>
              </text:list-item>
              <text:list-item>
                <text:p text:style-name="P163">Ciclos</text:p>
                <text:p text:style-name="P163"/>
              </text:list-item>
            </text:list>
          </table:table-cell>
          <table:table-cell table:style-name="Table2.A3" office:value-type="string">
            <text:p text:style-name="P26"/>
            <text:p text:style-name="P26">Garret Grolemund et al. (2014, capítulos 9-12)</text:p>
          </table:table-cell>
        </table:table-row>
        <table:table-row table:style-name="TableLine93892897491280">
          <table:table-cell table:style-name="Table2.A3" office:value-type="string">
            <text:p text:style-name="P77"/>
            <text:p text:style-name="P77"><text:soft-page-break/>VI</text:p>
            <text:p text:style-name="P77">(9 al 13 de mayo)</text:p>
          </table:table-cell>
          <table:table-cell table:style-name="Table2.A3" office:value-type="string">
            <text:p text:style-name="P12"/>
            <text:p text:style-name="P12"><text:soft-page-break/>R Markdown</text:p>
            <text:p text:style-name="P42"/>
            <text:list xml:id="list3650087186" text:style-name="L7">
              <text:list-item>
                <text:p text:style-name="P164">Sintaxis</text:p>
              </text:list-item>
              <text:list-item>
                <text:p text:style-name="P165">Paquetes para el desarrollo de documentos R Markdown</text:p>
                <text:p text:style-name="P165"/>
              </text:list-item>
            </text:list>
          </table:table-cell>
          <table:table-cell table:style-name="Table2.A3" office:value-type="string">
            <text:p text:style-name="P37"/>
            <text:p text:style-name="P37"><text:soft-page-break/>Yihui Xie <text:span text:style-name="T86">et al. (2018, </text:span><text:span text:style-name="T87">capítulos 1-3, 10</text:span><text:span text:style-name="T86">)</text:span></text:p>
          </table:table-cell>
        </table:table-row>
        <table:table-row table:style-name="TableLine93892897492240">
          <table:table-cell table:style-name="Table2.A3" office:value-type="string">
            <text:p text:style-name="P77"/>
            <text:p text:style-name="P77">VII </text:p>
            <text:p text:style-name="P77">(16 - 20 de mayo)</text:p>
          </table:table-cell>
          <table:table-cell table:style-name="Table2.A3" office:value-type="string">
            <text:p text:style-name="P17"/>
            <text:p text:style-name="P17">Tidyverse: <text:span text:style-name="T68">colección de paquetes para ciencia de datos</text:span></text:p>
            <text:p text:style-name="P33"/>
            <text:list xml:id="list3925401450" text:style-name="L8">
              <text:list-item>
                <text:p text:style-name="P153"><text:span text:style-name="T68">D</text:span>atos <text:span text:style-name="T70">tidy</text:span></text:p>
              </text:list-item>
              <text:list-item>
                <text:p text:style-name="P153">La colección de paquetes de Tidyverse</text:p>
                <text:list>
                  <text:list-item>
                    <text:p text:style-name="P182"><text:span text:style-name="T22">dplyr: </text:span><text:span text:style-name="T24">paquete con </text:span><text:span text:style-name="T23">gramática para manipulación de datos</text:span></text:p>
                  </text:list-item>
                  <text:list-item>
                    <text:p text:style-name="P154">ggplot2: <text:span text:style-name="T73">paquete para </text:span>creación declarativa de gráficos <text:span text:style-name="T73">estadísticos</text:span></text:p>
                  </text:list-item>
                  <text:list-item>
                    <text:p text:style-name="P154">Otros paquetes</text:p>
                    <text:p text:style-name="P154"/>
                  </text:list-item>
                </text:list>
              </text:list-item>
            </text:list>
          </table:table-cell>
          <table:table-cell table:style-name="Table2.A3" office:value-type="string">
            <text:p text:style-name="P15"/>
            <text:p text:style-name="P27">Hadley Wickham et al. (2017, capítulos 1-12)</text:p>
            <text:p text:style-name="P31"/>
            <text:p text:style-name="P32"/>
          </table:table-cell>
        </table:table-row>
        <table:table-row table:style-name="TableLine93892897493200">
          <table:table-cell table:style-name="Table2.A3" table:number-columns-spanned="3" office:value-type="string">
            <text:p text:style-name="P78"/>
            <text:p text:style-name="P78">3. GRAFICACIÓN <text:span text:style-name="T73">ESTADÍSTICA </text:span>EN R</text:p>
            <text:p text:style-name="P78"/>
          </table:table-cell>
          <table:covered-table-cell/>
          <table:covered-table-cell/>
        </table:table-row>
        <table:table-row table:style-name="TableLine93892897494592">
          <table:table-cell table:style-name="Table2.A3" office:value-type="string">
            <text:p text:style-name="P77"/>
            <text:p text:style-name="P77">VIII</text:p>
            <text:p text:style-name="P77">(23 - 27 de mayo)</text:p>
          </table:table-cell>
          <table:table-cell table:style-name="Table2.A3" office:value-type="string">
            <text:p text:style-name="P18"/>
            <text:p text:style-name="P18">Paquetes de R para graficación <text:span text:style-name="T73">estadística</text:span></text:p>
            <text:p text:style-name="P34"/>
            <text:list xml:id="list3821576682" text:style-name="L9">
              <text:list-item>
                <text:p text:style-name="P156">graphics: paquete <text:span text:style-name="T72">base para graficación </text:span><text:span text:style-name="T73">estadística</text:span></text:p>
              </text:list-item>
              <text:list-item>
                <text:p text:style-name="P155">ggplot2: <text:span text:style-name="T73">paquete para </text:span>creación declarativa de gráficos <text:span text:style-name="T73">estadísticos</text:span></text:p>
              </text:list-item>
            </text:list>
            <text:p text:style-name="P34"/>
          </table:table-cell>
          <table:table-cell table:style-name="Table2.A3" office:value-type="string">
            <text:p text:style-name="P37"/>
            <text:p text:style-name="P28">Hadley Wickham (20<text:span text:style-name="T97">10</text:span>, <text:span text:style-name="T97">pp. 3-28</text:span>)</text:p>
            <text:p text:style-name="P41"/>
            <text:p text:style-name="P41">Winston Chang (2018, <text:span text:style-name="T88">capítulos 1-2</text:span>)</text:p>
          </table:table-cell>
        </table:table-row>
        <table:table-row table:style-name="TableLine93892897495392">
          <table:table-cell table:style-name="Table2.A3" office:value-type="string">
            <text:p text:style-name="P77"/>
            <text:p text:style-name="P77">IX</text:p>
            <text:p text:style-name="P77">(30 de mayo - 3 de junio)</text:p>
          </table:table-cell>
          <table:table-cell table:style-name="Table2.A3" office:value-type="string">
            <text:p text:style-name="P20"/>
            <text:p text:style-name="P19">Paquetes de R para graficación <text:span text:style-name="T73">estadística</text:span></text:p>
            <text:list xml:id="list152906422116332" text:continue-numbering="true" text:style-name="L9">
              <text:list-header>
                <text:p text:style-name="P157"/>
              </text:list-header>
              <text:list-item>
                <text:p text:style-name="P157">plotly: gráficos <text:span text:style-name="T73">estadísticos </text:span>para la Web</text:p>
              </text:list-item>
            </text:list>
            <text:list xml:id="list2504467869" text:style-name="L10">
              <text:list-item>
                <text:list>
                  <text:list-header>
                    <text:p text:style-name="P158"/>
                  </text:list-header>
                </text:list>
              </text:list-item>
            </text:list>
          </table:table-cell>
          <table:table-cell table:style-name="Table2.A3" office:value-type="string">
            <text:p text:style-name="P25"/>
            <text:p text:style-name="P30">Plotly (2022)</text:p>
          </table:table-cell>
        </table:table-row>
        <table:table-row table:style-name="TableLine93892897496352">
          <table:table-cell table:style-name="Table2.A3" table:number-columns-spanned="3" office:value-type="string">
            <text:p text:style-name="P79"/>
            <text:p text:style-name="P79">4. EL ECOSISTEMA GEOESPACIAL DE R</text:p>
            <text:p text:style-name="P79"/>
          </table:table-cell>
          <table:covered-table-cell/>
          <table:covered-table-cell/>
        </table:table-row>
        <table:table-row table:style-name="TableLine93892897497200">
          <table:table-cell table:style-name="Table2.A3" office:value-type="string">
            <text:p text:style-name="P77"/>
            <text:p text:style-name="P77">X</text:p>
            <text:p text:style-name="P77"><text:soft-page-break/>(6 - 10 de junio)</text:p>
          </table:table-cell>
          <table:table-cell table:style-name="Table2.A3" office:value-type="string">
            <text:p text:style-name="P22"/>
            <text:p text:style-name="P21">Introducción al manejo de datos <text:soft-page-break/>geoespaciales en R</text:p>
            <text:p text:style-name="P35"/>
            <text:list xml:id="list152905309101517" text:continue-numbering="true" text:style-name="L10">
              <text:list-item>
                <text:p text:style-name="P159">Modelos de datos geoespaciales</text:p>
                <text:list>
                  <text:list-item>
                    <text:p text:style-name="P159">El modelo vectorial</text:p>
                    <text:list>
                      <text:list-item>
                        <text:p text:style-name="P161">sf: paquete para manejo de datos vectoriales</text:p>
                      </text:list-item>
                    </text:list>
                  </text:list-item>
                  <text:list-item>
                    <text:p text:style-name="P159">El modelo raster</text:p>
                    <text:list>
                      <text:list-item>
                        <text:p text:style-name="P161">terra: paquete para manejo de datos raster</text:p>
                      </text:list-item>
                    </text:list>
                  </text:list-item>
                </text:list>
              </text:list-item>
              <text:list-item>
                <text:p text:style-name="P159">Visualización de datos geoespaciales</text:p>
                <text:list>
                  <text:list-item>
                    <text:p text:style-name="P159">leaflet: paquete para desarrollo de mapas para la Web</text:p>
                  </text:list-item>
                  <text:list-item>
                    <text:p text:style-name="P159">Otros paquetes</text:p>
                  </text:list-item>
                </text:list>
              </text:list-item>
            </text:list>
            <text:list xml:id="list1488808908" text:style-name="L11">
              <text:list-header>
                <text:p text:style-name="P150"/>
              </text:list-header>
            </text:list>
          </table:table-cell>
          <table:table-cell table:style-name="Table2.A3" office:value-type="string">
            <text:p text:style-name="P25"/>
            <text:p text:style-name="P29">Robin Lovelace et al. (2019, <text:soft-page-break/>capítulos 1-2)</text:p>
          </table:table-cell>
        </table:table-row>
        <table:table-row table:style-name="TableLine93892897498000">
          <table:table-cell table:style-name="Table2.A3" office:value-type="string">
            <text:p text:style-name="P77"/>
            <text:p text:style-name="P77">XI</text:p>
            <text:p text:style-name="P77">(13 - 17 de junio)</text:p>
          </table:table-cell>
          <table:table-cell table:style-name="Table2.A3" office:value-type="string">
            <text:p text:style-name="P7"/>
            <text:p text:style-name="P23">Operaciones con datos de atributos</text:p>
            <text:p text:style-name="P43"/>
            <text:list xml:id="list152906023933511" text:continue-numbering="true" text:style-name="L11">
              <text:list-item>
                <text:p text:style-name="P151">Datos vectoriales</text:p>
              </text:list-item>
              <text:list-item>
                <text:p text:style-name="P160">Datos raster</text:p>
              </text:list-item>
            </text:list>
            <text:list xml:id="list3606468871" text:style-name="L12">
              <text:list-header>
                <text:p text:style-name="P179"/>
              </text:list-header>
            </text:list>
          </table:table-cell>
          <table:table-cell table:style-name="Table2.A3" office:value-type="string">
            <text:p text:style-name="P25"/>
            <text:p text:style-name="P29">Robin Lovelace et al. (2019, capítulo 3)</text:p>
          </table:table-cell>
        </table:table-row>
        <table:table-row table:style-name="TableLine93892897498960">
          <table:table-cell table:style-name="Table2.A3" office:value-type="string">
            <text:p text:style-name="P77"/>
            <text:p text:style-name="P77">XII</text:p>
            <text:p text:style-name="P77">(20 - 24 de junio)</text:p>
          </table:table-cell>
          <table:table-cell table:style-name="Table2.A3" office:value-type="string">
            <text:p text:style-name="P105"/>
            <text:p text:style-name="P8">Operaciones con datos espaciales</text:p>
            <text:p text:style-name="P9"/>
            <text:list xml:id="list152905289940492" text:continue-numbering="true" text:style-name="L12">
              <text:list-item>
                <text:p text:style-name="P180">Datos vectoriales</text:p>
              </text:list-item>
              <text:list-item>
                <text:p text:style-name="P185">Datos raster</text:p>
              </text:list-item>
            </text:list>
            <text:list xml:id="list2225501424" text:style-name="L13">
              <text:list-header>
                <text:p text:style-name="P188"/>
              </text:list-header>
            </text:list>
          </table:table-cell>
          <table:table-cell table:style-name="Table2.A3" office:value-type="string">
            <text:p text:style-name="P101"/>
            <text:p text:style-name="P103">Robin Lovelace et al. (2019, capítulo 4)</text:p>
          </table:table-cell>
        </table:table-row>
        <table:table-row table:style-name="TableLine93892897499920">
          <table:table-cell table:style-name="Table2.A3" office:value-type="string">
            <text:p text:style-name="P77"/>
            <text:p text:style-name="P77">XIII</text:p>
            <text:p text:style-name="P77">(27 de junio - 1 de julio)</text:p>
          </table:table-cell>
          <table:table-cell table:style-name="Table2.A3" office:value-type="string">
            <text:p text:style-name="P107"/>
            <text:p text:style-name="P106">Operaciones con geometrías</text:p>
            <text:p text:style-name="P111"/>
            <text:list xml:id="list152906831623382" text:continue-numbering="true" text:style-name="L13">
              <text:list-item>
                <text:p text:style-name="P189">Datos vectoriales</text:p>
              </text:list-item>
              <text:list-item>
                <text:p text:style-name="P189">Datos raster</text:p>
              </text:list-item>
            </text:list>
            <text:list xml:id="list4239352460" text:style-name="L14">
              <text:list-header>
                <text:p text:style-name="P190"/>
              </text:list-header>
            </text:list>
          </table:table-cell>
          <table:table-cell table:style-name="Table2.A3" office:value-type="string">
            <text:p text:style-name="P101"/>
            <text:p text:style-name="P103">Robin Lovelace et al. (2019, capítulo 5)</text:p>
          </table:table-cell>
        </table:table-row>
        <table:table-row table:style-name="TableLine93892897500880">
          <table:table-cell table:style-name="Table2.A3" table:number-columns-spanned="3" office:value-type="string">
            <text:p text:style-name="P80"/>
            <text:p text:style-name="P80">5. VISUALIZACIÓN AVANZADA</text:p>
            <text:p text:style-name="P80"/>
          </table:table-cell>
          <table:covered-table-cell/>
          <table:covered-table-cell/>
        </table:table-row>
        <table:table-row table:style-name="TableLine93892897501728">
          <table:table-cell table:style-name="Table2.A3" office:value-type="string">
            <text:p text:style-name="P77"/>
            <text:p text:style-name="P77">XIV</text:p>
            <text:p text:style-name="P77">(4 - 8 de julio)</text:p>
          </table:table-cell>
          <table:table-cell table:style-name="Table2.A3" office:value-type="string">
            <text:p text:style-name="P109"/>
            <text:p text:style-name="P108"><text:span text:style-name="T74">Desarrollo de t</text:span>ableros de control</text:p>
            <text:p text:style-name="P112"/>
            <text:list xml:id="list152905795489383" text:continue-numbering="true" text:style-name="L14">
              <text:list-item>
                <text:p text:style-name="P191"><text:span text:style-name="T24">flexdashboard: </text:span><text:span text:style-name="T66">paquete para desarrollo de tableros de control </text:span><text:soft-page-break/><text:span text:style-name="T67">con R Markdown</text:span></text:p>
              </text:list-item>
            </text:list>
            <text:list xml:id="list1756889064" text:style-name="L15">
              <text:list-header>
                <text:p text:style-name="P186"/>
              </text:list-header>
            </text:list>
          </table:table-cell>
          <table:table-cell table:style-name="Table2.A3" office:value-type="string">
            <text:p text:style-name="P101"/>
            <text:p text:style-name="P104">Paula Moraga (2019, capítulo 12)</text:p>
          </table:table-cell>
        </table:table-row>
        <table:table-row table:style-name="TableLine93892897502528">
          <table:table-cell table:style-name="Table2.A3" office:value-type="string">
            <text:p text:style-name="P77"/>
            <text:p text:style-name="P77">XV</text:p>
            <text:p text:style-name="P77">(11 - 15 de julio)</text:p>
          </table:table-cell>
          <table:table-cell table:style-name="Table2.A3" office:value-type="string">
            <text:p text:style-name="P99"/>
            <text:p text:style-name="P110"><text:span text:style-name="T74">Desarrollo de a</text:span>plicaciones interactivas</text:p>
            <text:p text:style-name="P110"/>
            <text:list xml:id="list152907181965088" text:continue-numbering="true" text:style-name="L15">
              <text:list-item>
                <text:p text:style-name="P187">shiny: paquete para desarrollo de aplicaciones interactivas</text:p>
              </text:list-item>
            </text:list>
          </table:table-cell>
          <table:table-cell table:style-name="Table2.A3" office:value-type="string">
            <text:p text:style-name="P101"/>
            <text:p text:style-name="P104">Paula Moraga (2019, capítulo<text:span text:style-name="T93">s</text:span> 1<text:span text:style-name="T93">3-14</text:span>)</text:p>
          </table:table-cell>
        </table:table-row>
        <table:table-row table:style-name="TableLine93892897503488">
          <table:table-cell table:style-name="Table2.A23" office:value-type="string">
            <text:p text:style-name="P77"/>
            <text:p text:style-name="P77">XVI</text:p>
            <text:p text:style-name="P77">(18 - 22 de julio)</text:p>
          </table:table-cell>
          <table:table-cell table:style-name="Table2.A23" office:value-type="string">
            <text:p text:style-name="P99"/>
            <text:p text:style-name="P100">Hospedaje de aplicaciones en la nube</text:p>
            <text:list xml:id="list2195380383" text:style-name="L16">
              <text:list-item>
                <text:p text:style-name="P192">shinyapps.io: plataforma para hospedaje de aplicaciones de datos.</text:p>
              </text:list-item>
            </text:list>
          </table:table-cell>
          <table:table-cell table:style-name="Table2.A23" office:value-type="string">
            <text:p text:style-name="P101"/>
            <text:p text:style-name="P102">Nata Berishvili <text:span text:style-name="T94">(2020)</text:span></text:p>
          </table:table-cell>
        </table:table-row>
        <table:table-row table:style-name="TableLine93892897506080">
          <table:table-cell table:style-name="Table2.A3" office:value-type="string">
            <text:p text:style-name="P77"/>
          </table:table-cell>
          <table:table-cell table:style-name="Table2.A3" office:value-type="string">
            <text:p text:style-name="P98"/>
          </table:table-cell>
          <table:table-cell table:style-name="Table2.A3" office:value-type="string">
            <text:p text:style-name="P96"/>
          </table:table-cell>
        </table:table-row>
      </table:table>
      <text:p text:style-name="P69"/>
      <text:p text:style-name="P70"/>
      <text:p text:style-name="P67">4. METODOLOGÍA</text:p>
      <text:p text:style-name="P183"><text:span text:style-name="T32">El curso se desarrolla</text:span><text:span text:style-name="T42">rá</text:span><text:span text:style-name="T32"> mediante clases teórico-prácticas </text:span><text:span text:style-name="T41">presenciales</text:span><text:span text:style-name="T32">. Los conceptos teóricos s</text:span><text:span text:style-name="T42">erán</text:span><text:span text:style-name="T41"> explicados</text:span><text:span text:style-name="T32"> por el profesor del curso </text:span><text:span text:style-name="T39">durante </text:span><text:span text:style-name="T42">las sesiones teóricas</text:span><text:span text:style-name="T39"> </text:span><text:span text:style-name="T32">y también a través de lecturas previamente asignadas. </text:span><text:span text:style-name="T42">Las sesiones prácticas se destina</text:span><text:span text:style-name="T43">rán</text:span><text:span text:style-name="T42"> a la realización de diferentes ejercicios de programación por parte de los estudiantes.</text:span></text:p>
      <text:p text:style-name="P6"/>
      <text:p text:style-name="P178">Los contenidos de las lecciones están disponibles en la plataforma Mediación Virtual y también en el sitio web del curso <text:span text:style-name="T104">(</text:span><text:a xlink:type="simple" xlink:href="https://gf0604-procesamientodatosgeograficos.github.io/2022-i/" text:style-name="Internet_20_link" text:visited-style-name="Visited_20_Internet_20_Link"><text:span text:style-name="T104">https://gf0604-procesamientodatosgeograficos.github.io/2022-i/</text:span></text:a><text:span text:style-name="T104">)</text:span>, en el que hay enlaces a la bibliografía y <text:span text:style-name="T109">a </text:span>otros recursos de aprendizaje como tutoriales y videos.</text:p>
      <text:p text:style-name="P178"/>
      <text:p text:style-name="P184"><text:span text:style-name="T38">Dada la disponibilidad</text:span><text:span text:style-name="T39"> de diversos recursos tecnológicos que la Universidad de Costa Rica pone a disposición para el proceso de aprendizaje del estudiantado, en e</text:span><text:span text:style-name="T43">ste</text:span><text:span text:style-name="T39"> curso se podrá hacer uso de herramientas tecnológicas que incluyen, </text:span><text:span text:style-name="T40">además de las ya mencionadas,</text:span><text:span text:style-name="T39"> herramientas de comunicación sincrónica en línea </text:span><text:span text:style-name="T40">(ej. Zoom)</text:span><text:span text:style-name="T39">. </text:span><text:span text:style-name="T41">Estas herramientas se utiliza</text:span><text:span text:style-name="T42">rán</text:span><text:span text:style-name="T41"> como apoyo a las clases presenciales y también en el caso de que, por fuerza mayor, la clase </text:span><text:span text:style-name="T42">deba ser impartida de manera </text:span><text:span text:style-name="T43">virtual</text:span><text:span text:style-name="T41">.</text:span></text:p>
      <text:p text:style-name="P184"><text:span text:style-name="T39"/></text:p>
      <text:p text:style-name="P183"><text:span text:style-name="T32">Se recomienda a los estudiantes probar las diferentes herramientas y conceptos </text:span><text:span text:style-name="T42">fuera del tiempo de clase</text:span><text:span text:style-name="T32"> y aprovechar las lecciones </text:span><text:span text:style-name="T39">y las horas de consulta </text:span><text:span text:style-name="T32">para aclarar dudas.</text:span></text:p>
      <text:p text:style-name="P5"><text:soft-page-break/></text:p>
      <text:p text:style-name="P5"/>
      <text:p text:style-name="P67">5. EVALUACIÓN</text:p>
      <text:p text:style-name="P72">La evaluación incluye tres componentes:</text:p>
      <text:p text:style-name="P72"/>
      <text:p text:style-name="P95"><text:span text:style-name="T50">1. </text:span><text:span text:style-name="T46">Exámenes cortos.</text:span><text:span text:style-name="T50"> </text:span><text:span text:style-name="T52">Corresponden al </text:span><text:span text:style-name="T53">25</text:span><text:span text:style-name="T50">% de la calificación final. </text:span><text:span text:style-name="T54">Tienen como propósito principal evaluar las lecturas y los conceptos teóricos cubiertos en clase. </text:span><text:span text:style-name="T52">Las semanas estimadas de realización y las secciones de la tabla de contenidos del curso a evaluar en cada examen </text:span><text:span text:style-name="T56">corto </text:span><text:span text:style-name="T52">se presentan en </text:span><text:span text:style-name="T96">la</text:span><text:span text:style-name="T52"> siguente tabla:</text:span></text:p>
      <text:p text:style-name="P72"/>
      <text:p text:style-name="P73"/>
      <table:table table:name="Exámenescortos" table:style-name="Exámenescortos">
        <table:table-column table:style-name="Exámenescortos.A"/>
        <table:table-column table:style-name="Exámenescortos.B"/>
        <table:table-column table:style-name="Exámenescortos.C"/>
        <table:table-row table:style-name="TableLine93892897507680">
          <table:table-cell table:style-name="Exámenescortos.A1" office:value-type="string">
            <text:p text:style-name="P142">Semana estimada de realización</text:p>
          </table:table-cell>
          <table:table-cell table:style-name="Exámenescortos.A1" office:value-type="string">
            <text:p text:style-name="P142">Secciones a evaluar</text:p>
          </table:table-cell>
          <table:table-cell table:style-name="Exámenescortos.A1" office:value-type="string">
            <text:p text:style-name="P145">Porcentaje de la calificación final del curso</text:p>
          </table:table-cell>
        </table:table-row>
        <table:table-row table:style-name="TableLine93892897535216">
          <table:table-cell table:style-name="Exámenescortos.A1" office:value-type="string">
            <text:p text:style-name="P132">II<text:span text:style-name="T102">I</text:span></text:p>
          </table:table-cell>
          <table:table-cell table:style-name="Exámenescortos.A1" office:value-type="string">
            <text:p text:style-name="P132">1</text:p>
          </table:table-cell>
          <table:table-cell table:style-name="Exámenescortos.A1" office:value-type="string">
            <text:p text:style-name="P141">5%</text:p>
          </table:table-cell>
        </table:table-row>
        <table:table-row table:style-name="TableLine93892897535584">
          <table:table-cell table:style-name="Exámenescortos.A1" office:value-type="string">
            <text:p text:style-name="P139">VIII</text:p>
          </table:table-cell>
          <table:table-cell table:style-name="Exámenescortos.A1" office:value-type="string">
            <text:p text:style-name="P138">2</text:p>
          </table:table-cell>
          <table:table-cell table:style-name="Exámenescortos.A1" office:value-type="string">
            <text:p text:style-name="P141">5%</text:p>
          </table:table-cell>
        </table:table-row>
        <table:table-row table:style-name="TableLine93892897536288">
          <table:table-cell table:style-name="Exámenescortos.A1" office:value-type="string">
            <text:p text:style-name="P139">X</text:p>
          </table:table-cell>
          <table:table-cell table:style-name="Exámenescortos.A1" office:value-type="string">
            <text:p text:style-name="P138">3</text:p>
          </table:table-cell>
          <table:table-cell table:style-name="Exámenescortos.A1" office:value-type="string">
            <text:p text:style-name="P141">5%</text:p>
          </table:table-cell>
        </table:table-row>
        <table:table-row table:style-name="TableLine93892897536992">
          <table:table-cell table:style-name="Exámenescortos.A1" office:value-type="string">
            <text:p text:style-name="P139">XIV</text:p>
          </table:table-cell>
          <table:table-cell table:style-name="Exámenescortos.A1" office:value-type="string">
            <text:p text:style-name="P138">4</text:p>
          </table:table-cell>
          <table:table-cell table:style-name="Exámenescortos.A1" office:value-type="string">
            <text:p text:style-name="P138"><text:span text:style-name="T105">5</text:span>%</text:p>
          </table:table-cell>
        </table:table-row>
        <table:table-row table:style-name="TableLine93892897537696">
          <table:table-cell table:style-name="Exámenescortos.A1" office:value-type="string">
            <text:p text:style-name="P135">XVI</text:p>
          </table:table-cell>
          <table:table-cell table:style-name="Exámenescortos.A1" office:value-type="string">
            <text:p text:style-name="P135">5</text:p>
          </table:table-cell>
          <table:table-cell table:style-name="Exámenescortos.A1" office:value-type="string">
            <text:p text:style-name="P141">5%</text:p>
          </table:table-cell>
        </table:table-row>
      </table:table>
      <text:p text:style-name="P73"/>
      <text:p text:style-name="P72">2. <text:span text:style-name="T77">Tareas programadas.</text:span> <text:span text:style-name="T103">Corresponden al </text:span>4<text:span text:style-name="T99">5</text:span>% de la calificación final <text:span text:style-name="T103">del curso</text:span>. <text:span text:style-name="T98">Consisten en ejercicios de programación que deben ser resueltos por los estudiantes fuera del tiempo de clase. </text:span><text:span text:style-name="T101">Las semanas estimadas de entrega, temas a cubrir y valor de cada tarea se presentan en la siguiente tabla:</text:span></text:p>
      <text:p text:style-name="P72"/>
      <table:table table:name="tareas" table:style-name="tareas">
        <table:table-column table:style-name="tareas.A"/>
        <table:table-column table:style-name="tareas.B"/>
        <table:table-column table:style-name="tareas.C"/>
        <table:table-row table:style-name="TableLine93892897539152">
          <table:table-cell table:style-name="tareas.A1" office:value-type="string">
            <text:p text:style-name="P142">Semana estimada de entrega</text:p>
          </table:table-cell>
          <table:table-cell table:style-name="tareas.A1" office:value-type="string">
            <text:p text:style-name="P142">Tema <text:span text:style-name="T100">a desarrollar</text:span></text:p>
          </table:table-cell>
          <table:table-cell table:style-name="tareas.A1" office:value-type="string">
            <text:p text:style-name="P144">Porcentaje de la calificación final del curso</text:p>
          </table:table-cell>
        </table:table-row>
        <table:table-row table:style-name="TableLine93892897548080">
          <table:table-cell table:style-name="tareas.A1" office:value-type="string">
            <text:p text:style-name="P136">V</text:p>
          </table:table-cell>
          <table:table-cell table:style-name="tareas.A1" office:value-type="string">
            <text:p text:style-name="P140">Página web desarrollada en Markdown y publicada en Internet</text:p>
          </table:table-cell>
          <table:table-cell table:style-name="tareas.A1" office:value-type="string">
            <text:p text:style-name="P136">10%</text:p>
          </table:table-cell>
        </table:table-row>
        <table:table-row table:style-name="TableLine93892897548448">
          <table:table-cell table:style-name="tareas.A1" office:value-type="string">
            <text:p text:style-name="P136">X<text:span text:style-name="T102">I</text:span></text:p>
          </table:table-cell>
          <table:table-cell table:style-name="tareas.A1" office:value-type="string">
            <text:p text:style-name="P137"><text:span text:style-name="T104">Página web desarrollada en</text:span> R Markdown, con código en R que <text:span text:style-name="T102">procese datos y los presente en tablas y gráficos, </text:span><text:span text:style-name="T104">publicada en Internet</text:span></text:p>
          </table:table-cell>
          <table:table-cell table:style-name="tareas.A1" office:value-type="string">
            <text:p text:style-name="P136">15%</text:p>
          </table:table-cell>
        </table:table-row>
        <table:table-row table:style-name="TableLine93892897549152">
          <table:table-cell table:style-name="tareas.A1" office:value-type="string">
            <text:p text:style-name="P134">XV</text:p>
          </table:table-cell>
          <table:table-cell table:style-name="tareas.A1" office:value-type="string">
            <text:p text:style-name="P133">Tablero de control con visualizaciones tabulares, gráficas y geoespaciales, <text:span text:style-name="T104">publicado en Internet</text:span></text:p>
          </table:table-cell>
          <table:table-cell table:style-name="tareas.A1" office:value-type="string">
            <text:p text:style-name="P136">20%</text:p>
          </table:table-cell>
        </table:table-row>
      </table:table>
      <text:p text:style-name="P72"/>
      <text:p text:style-name="P95"><text:span text:style-name="T50">3. </text:span><text:span text:style-name="T46">Proyecto final.</text:span><text:span text:style-name="T50"> </text:span><text:span text:style-name="T55">Corresponden al </text:span><text:span text:style-name="T50">30% de la calificación final </text:span><text:span text:style-name="T55">del curso</text:span><text:span text:style-name="T50">. </text:span><text:span text:style-name="T95">Su objetivo es sintetizar</text:span><text:span text:style-name="T51"> los co</text:span><text:span text:style-name="T55">nocimientos y habilidades aprendidas durante</text:span><text:span text:style-name="T51"> el curso.</text:span></text:p>
      <text:p text:style-name="P95"><text:span text:style-name="T51"/></text:p>
      <text:p text:style-name="P74"/>
      <table:table table:name="Table3" table:style-name="Table3">
        <table:table-column table:style-name="Table3.A" table:number-columns-repeated="3"/>
        <text:soft-page-break/>
        <table:table-row table:style-name="TableLine93892897552560">
          <table:table-cell table:style-name="Table3.A1" office:value-type="string">
            <text:p text:style-name="P143">Semana estimada de entrega</text:p>
          </table:table-cell>
          <table:table-cell table:style-name="Table3.A1" office:value-type="string">
            <text:p text:style-name="P143">Tema <text:span text:style-name="T100">a desarrollar</text:span></text:p>
          </table:table-cell>
          <table:table-cell table:style-name="Table3.A1" office:value-type="string">
            <text:p text:style-name="P145">Porcentaje de la calificación final del curso</text:p>
          </table:table-cell>
        </table:table-row>
        <table:table-row table:style-name="TableLine93892897562576">
          <table:table-cell table:style-name="Table3.A1" office:value-type="string">
            <text:p text:style-name="P134">Semana de evaluaciones finales</text:p>
            <text:p text:style-name="P134">(26-30 de julio)</text:p>
          </table:table-cell>
          <table:table-cell table:style-name="Table3.A1" office:value-type="string">
            <text:p text:style-name="P133">Tablero de control interactivo con visualizaciones tabulares, gráficas y geoespaciales, <text:span text:style-name="T104">publicado en Internet</text:span></text:p>
          </table:table-cell>
          <table:table-cell table:style-name="Table3.A1" office:value-type="string">
            <text:p text:style-name="P141">30%</text:p>
          </table:table-cell>
        </table:table-row>
      </table:table>
      <text:p text:style-name="P10"/>
      <text:p text:style-name="P68"/>
      <text:p text:style-name="P67">6. <text:s/>TRABAJO DE CAMPO</text:p>
      <text:p text:style-name="P92">Este curso no incluye trabajo de campo.</text:p>
      <text:p text:style-name="P91"/>
      <text:p text:style-name="P24"/>
      <text:p text:style-name="P94"><text:span text:style-name="Fuente_20_de_20_párrafo_20_predeter."><text:span text:style-name="T44">7. NORMATIVA DE INTERÉS <text:s/>(como primera instancia, el estudiantado puede acudir a </text:span></text:span><text:a xlink:type="simple" xlink:href="mailto:geografia@ucr.ac.cr" office:target-frame-name="_top" xlink:show="replace" text:style-name="Internet_20_link" text:visited-style-name="Visited_20_Internet_20_Link"><text:span text:style-name="Internet_20_link"><text:span text:style-name="T44">geografia@ucr.ac.cr</text:span></text:span></text:a><text:span text:style-name="Fuente_20_de_20_párrafo_20_predeter."><text:span text:style-name="T44"> o bien, al director de </text:span></text:span><text:span text:style-name="Fuente_20_de_20_párrafo_20_predeter."><text:span text:style-name="T45">la </text:span></text:span><text:span text:style-name="Fuente_20_de_20_párrafo_20_predeter."><text:span text:style-name="T44">Escuela: <text:s/></text:span></text:span><text:a xlink:type="simple" xlink:href="mailto:pascal.girotpignot@ucr.ac.cr" office:target-frame-name="_top" xlink:show="replace" text:style-name="Internet_20_link" text:visited-style-name="Visited_20_Internet_20_Link"><text:span text:style-name="Fuente_20_de_20_párrafo_20_predeter."><text:span text:style-name="T44">pascal.girotpignot@ucr.ac.cr</text:span></text:span></text:a><text:span text:style-name="Fuente_20_de_20_párrafo_20_predeter."><text:span text:style-name="T44">).</text:span></text:span></text:p>
      <text:p text:style-name="P67"/>
      <text:p text:style-name="P129"><text:span text:style-name="Fuente_20_de_20_párrafo_20_predeter."><text:span text:style-name="T33">El </text:span></text:span><text:span text:style-name="Fuente_20_de_20_párrafo_20_predeter."><text:span text:style-name="T44">Reglamento de Régimen Disciplinario del Personal Académico </text:span></text:span><text:span text:style-name="Fuente_20_de_20_párrafo_20_predeter."><text:span text:style-name="T33">establece mecanismos para resolver situaciones que afectan la excelencia en el ejercicio de la labor académica y en el desarrollo armonioso de los procesos institucionales.</text:span></text:span></text:p>
      <text:p text:style-name="P129"><text:span text:style-name="Fuente_20_de_20_párrafo_20_predeter."><text:span text:style-name="T33"/></text:span></text:p>
      <text:p text:style-name="P129"><text:span text:style-name="Fuente_20_de_20_párrafo_20_predeter."><text:span text:style-name="T33">El </text:span></text:span><text:span text:style-name="Fuente_20_de_20_párrafo_20_predeter."><text:span text:style-name="T44">Reglamento de Orden y Disciplina de los Estudiantes de la UCR</text:span></text:span><text:span text:style-name="Fuente_20_de_20_párrafo_20_predeter."><text:span text:style-name="T33"> regula la disciplina del estudiantado en TODOS los recintos de la Institución y en aquellas acciones u omisiones que, aunque se produzcan fuera de las instalaciones que comprometan la buena marcha o el buen nombre de la Universidad de Costa Rica. Se establecen faltas, sanciones y procedimientos.</text:span></text:span></text:p>
      <text:p text:style-name="P129"><text:span text:style-name="Fuente_20_de_20_párrafo_20_predeter."><text:span text:style-name="T33"/></text:span></text:p>
      <text:p text:style-name="P129"><text:span text:style-name="Fuente_20_de_20_párrafo_20_predeter."><text:span text:style-name="T33">El </text:span></text:span><text:span text:style-name="Fuente_20_de_20_párrafo_20_predeter."><text:span text:style-name="T44">Reglamento de Régimen Académico Estudiantil</text:span></text:span><text:span text:style-name="Fuente_20_de_20_párrafo_20_predeter."><text:span text:style-name="T33"> rige los procedimientos relacionados con la evaluación y orientación académica de las diversas categorías de estudiantes de la UCR. Incluye la orientación académica en cualquier época del año, las pruebas de reposición y pruebas opcionales, las necesidades educativas especiales, la igualdad y la equiparación de oportunidades, las funciones y deberes del profesor consejero, qué es un plan de estudios, la administración de los cursos, las normas de evaluación, las calificaciones e informes finales, el rendimiento académico del estudiantado, la orientación en matrícula, etc.</text:span></text:span></text:p>
      <text:p text:style-name="P129"><text:span text:style-name="Fuente_20_de_20_párrafo_20_predeter."><text:span text:style-name="T33"/></text:span></text:p>
      <text:p text:style-name="P129"><text:span text:style-name="Fuente_20_de_20_párrafo_20_predeter."><text:span text:style-name="T33">El </text:span></text:span><text:span text:style-name="Fuente_20_de_20_párrafo_20_predeter."><text:span text:style-name="T44">Reglamento de la Universidad de Costa Rica en contra del Hostigamiento Sexual </text:span></text:span><text:span text:style-name="Fuente_20_de_20_párrafo_20_predeter."><text:span text:style-name="T33">cubre a hombres y mujeres (docentes, administrativos y estudiantes). Esta norma </text:span></text:span><text:soft-page-break/><text:span text:style-name="Fuente_20_de_20_párrafo_20_predeter."><text:span text:style-name="T33">está para proteger la dignidad de la persona en sus relaciones y garantiza un clima académico fundamentado en el respeto a la libertad, el trabajo, la igualdad, la equidad, el respeto mutuo y que conduzca al desarrollo intelectual, profesional y social, libre de cualquier forma de discriminación y violencia. Las denuncias se interponen ante la Comisión Institucional contra el Hostigamiento Sexual, que, con total confidencialidad, da seguimiento a los casos y consultas en esta materia.</text:span></text:span></text:p>
      <text:p text:style-name="P129"><text:span text:style-name="Fuente_20_de_20_párrafo_20_predeter."><text:span text:style-name="T33"/></text:span></text:p>
      <text:p text:style-name="P129"><text:span text:style-name="Fuente_20_de_20_párrafo_20_predeter."><text:span text:style-name="T33">El </text:span></text:span><text:span text:style-name="Fuente_20_de_20_párrafo_20_predeter."><text:span text:style-name="T44">Reglamento del Servicio de Transportes</text:span></text:span><text:span text:style-name="Fuente_20_de_20_párrafo_20_predeter."><text:span text:style-name="T33"> que es aplicable a los miembros de la comunidad universitaria que en sus labores o actividades académicas, usen o controlen los recursos de transporte de la Universidad de Costa Rica. También se cuenta con la </text:span></text:span><text:span text:style-name="Fuente_20_de_20_párrafo_20_predeter."><text:span text:style-name="T44">Normativa para salidas de campo de la Escuela de Geografía.</text:span></text:span></text:p>
      <text:p text:style-name="P129"><text:span text:style-name="Fuente_20_de_20_párrafo_20_predeter."><text:span text:style-name="T44"/></text:span></text:p>
      <text:p text:style-name="P129"><text:span text:style-name="Fuente_20_de_20_párrafo_20_predeter."><text:span text:style-name="T48">En los cursos que se imparten en la Escuela de Geografía, se da especial importancia al desarrollo intelectual y académico de las personas estudiantes. Por ello, se reconoce y promueve la honestidad y la originalidad en la producción académica estudiantil. El incumplimiento de estas disposiciones, podría dar lugar incluso, a que se emprendan procesos sancionatorios a quienes las incumplan, a partir de lo establecido en el</text:span></text:span><text:span text:style-name="Fuente_20_de_20_párrafo_20_predeter."><text:span text:style-name="T49"> Reglamento de orden y disciplina de los estudiantes de la Universidad de Costa Rica </text:span></text:span><text:span text:style-name="Fuente_20_de_20_párrafo_20_predeter."><text:span text:style-name="T48">(artículo 4 y ss.).</text:span></text:span></text:p>
      <text:p text:style-name="P131"/>
      <text:p text:style-name="P131">Para casos de emergencias, comun<text:span text:style-name="T78">íquese</text:span> al teléfono 2511-4911.</text:p>
      <text:p text:style-name="P131"/>
      <text:p text:style-name="P130">8. BIBLIOGRAFÍA</text:p>
      <text:p text:style-name="P127"/>
      <text:p text:style-name="P128"><text:span text:style-name="Fuente_20_de_20_párrafo_20_predeter."><text:span text:style-name="T47">Bibliografía obligatoria</text:span></text:span></text:p>
      <text:p text:style-name="P117">Abba, I. V. (2021). <text:span text:style-name="T69">Git and GitHub Tutorial – Version Control for Beginners</text:span>. FreeCodeCamp.Org. <text:a xlink:type="simple" xlink:href="https://www.freecodecamp.org/news/git-and-github-for-beginners/" text:style-name="Internet_20_link" text:visited-style-name="Visited_20_Internet_20_Link">https://www.freecodecamp.org/news/git-and-github-for-beginners/</text:a></text:p>
      <text:p text:style-name="P117"/>
      <text:p text:style-name="P117">Berishvili, N. (2020). <text:span text:style-name="T69">Create an Interactive Dashboard with Shiny, Flexdashboard, and Plotly</text:span>. Medium. <text:a xlink:type="simple" xlink:href="https://towardsdatascience.com/create-an-interactive-dashboard-with-shiny-flexdashboard-and-plotly-b1f025aebc9c" text:style-name="Internet_20_link" text:visited-style-name="Visited_20_Internet_20_Link">https://towardsdatascience.com/create-an-interactive-dashboard-with-shiny-flexdashboard-and-plotly-b1f025aebc9c</text:a></text:p>
      <text:p text:style-name="P117"/>
      <text:p text:style-name="P119">Chang, W. (2018). <text:span text:style-name="T69">R graphics cookbook: Practical recipes for visualizing data</text:span> (Second edition). O’Reilly. <text:a xlink:type="simple" xlink:href="https://r-graphics.org/" text:style-name="Internet_20_link" text:visited-style-name="Visited_20_Internet_20_Link">https://r-graphics.org/</text:a></text:p>
      <text:p text:style-name="P119"/>
      <text:p text:style-name="P119"><text:soft-page-break/>Gandhi, U. (2020). <text:span text:style-name="T69">Mastering GDAL Tools</text:span>. Spatial Thoughts. <text:a xlink:type="simple" xlink:href="https://spatialthoughts.com/courses/mastering-gdal-tools/" text:style-name="Internet_20_link" text:visited-style-name="Visited_20_Internet_20_Link">https://spatialthoughts.com/courses/mastering-gdal-tools/</text:a></text:p>
      <text:p text:style-name="P119"/>
      <text:p text:style-name="P119">Grolemund, G., &amp; Wickham, H. (2014). <text:span text:style-name="T69">Hands-On Programming with R: Write Your Own Functions And Simulations</text:span>. O’Reilly Media. <text:a xlink:type="simple" xlink:href="https://rstudio-education.github.io/hopr/" text:style-name="Internet_20_link" text:visited-style-name="Visited_20_Internet_20_Link">https://rstudio-education.github.io/hopr/</text:a></text:p>
      <text:p text:style-name="P119"/>
      <text:p text:style-name="P120">Lovelace, R., Nowosad, J., &amp; Münchow, J. (2019). <text:span text:style-name="T69">Geocomputation with R</text:span>. CRC Press. <text:a xlink:type="simple" xlink:href="https://geocompr.robinlovelace.net/" text:style-name="Internet_20_link" text:visited-style-name="Visited_20_Internet_20_Link">https://geocompr.robinlovelace.net/</text:a></text:p>
      <text:p text:style-name="P120"/>
      <text:p text:style-name="P120"><text:span text:style-name="T71">Markdown Tutorial</text:span><text:span text:style-name="T79">. (s. f.). Recuperado 19 de marzo de 2022, de </text:span><text:a xlink:type="simple" xlink:href="https://www.markdowntutorial.com/" text:style-name="Internet_20_link" text:visited-style-name="Visited_20_Internet_20_Link"><text:span text:style-name="T79">https://www.markdowntutorial.com/</text:span></text:a></text:p>
      <text:p text:style-name="P115"/>
      <text:p text:style-name="P120"><text:span text:style-name="T79">Pebesma, E., Wagner, W., Verbesselt, J., Goor, E., Briese, C., &amp; Neteler, M. (2016). </text:span><text:span text:style-name="T71">OpenEO: a GDAL for Earth Observation Analytics</text:span><text:span text:style-name="T79">. </text:span><text:a xlink:type="simple" xlink:href="https://r-spatial.org/2016/11/29/openeo.html" text:style-name="Internet_20_link" text:visited-style-name="Visited_20_Internet_20_Link"><text:span text:style-name="T79">https://r-spatial.org/2016/11/29/openeo.html</text:span></text:a></text:p>
      <text:p text:style-name="P125"/>
      <text:p text:style-name="P123">Plotly. (2022). <text:span text:style-name="T69">Getting Started with Plotly in R</text:span>. <text:a xlink:type="simple" xlink:href="https://plotly.com/r/getting-started/" text:style-name="Internet_20_link" text:visited-style-name="Visited_20_Internet_20_Link">https://plotly.com/r/getting-started/</text:a></text:p>
      <text:p text:style-name="P123"/>
      <text:p text:style-name="P123">Wickham, H. (2010). A Layered Grammar of Graphics. <text:span text:style-name="T69">Journal of Computational and Graphical Statistics</text:span>, <text:span text:style-name="T69">19</text:span>(1), 3-28. <text:a xlink:type="simple" xlink:href="https://doi.org/10.1198/jcgs.2009.07098" text:style-name="Internet_20_link" text:visited-style-name="Visited_20_Internet_20_Link">https://doi.org/10.1198/jcgs.2009.07098</text:a></text:p>
      <text:p text:style-name="P123"/>
      <text:p text:style-name="P123">Wickham, H. (2014). Tidy Data. <text:span text:style-name="T69">Journal of Statistical Software</text:span>, <text:span text:style-name="T69">59</text:span>(1), 1-23. <text:a xlink:type="simple" xlink:href="https://doi.org/10.18637/jss.v059.i10" text:style-name="Internet_20_link" text:visited-style-name="Visited_20_Internet_20_Link">https://doi.org/10.18637/jss.v059.i10</text:a></text:p>
      <text:p text:style-name="P123"/>
      <text:p text:style-name="P116">Wickham, H., &amp; Grolemund, G. (2017). R for Data Science: Import, Tidy, Transform, Visualize, and Model Data. O’Reilly Media. <text:a xlink:type="simple" xlink:href="https://r4ds.had.co.nz/" text:style-name="Internet_20_link" text:visited-style-name="Visited_20_Internet_20_Link"><text:span text:style-name="T82">https://r4ds.had.co.nz/</text:span></text:a></text:p>
      <text:p text:style-name="P123"/>
      <text:p text:style-name="P123">Wing, J. M. (2006). Computational thinking. <text:span text:style-name="T69">Communications of the ACM</text:span>, <text:span text:style-name="T69">49</text:span>(3), 33-35. <text:a xlink:type="simple" xlink:href="https://doi.org/10.1145/1118178.1118215" text:style-name="Internet_20_link" text:visited-style-name="Visited_20_Internet_20_Link">https://doi.org/10.1145/1118178.1118215</text:a>. <text:span text:style-name="T106">Disponible en </text:span><text:a xlink:type="simple" xlink:href="https://www.cs.cmu.edu/~15110-s13/Wing06-ct.pdf" text:style-name="Internet_20_link" text:visited-style-name="Visited_20_Internet_20_Link"><text:span text:style-name="T106">https://www.cs.cmu.edu/~15110-s13/Wing06-ct.pdf</text:span></text:a><text:span text:style-name="T106">. </text:span></text:p>
      <text:p text:style-name="P124"/>
      <text:p text:style-name="P126"><text:span text:style-name="T80">Xie, Y., Allaire, J. J., &amp; Grolemund, G. (2018). </text:span><text:span text:style-name="T81">R Markdown: The definitive guide</text:span><text:span text:style-name="T80">. CRC Press. </text:span><text:a xlink:type="simple" xlink:href="https://bookdown.org/yihui/rmarkdown/" text:style-name="Internet_20_link" text:visited-style-name="Visited_20_Internet_20_Link"><text:span text:style-name="T80">https://bookdown.org/yihui/rmarkdown/</text:span></text:a></text:p>
      <text:p text:style-name="P124"/>
      <text:p text:style-name="P126"><text:span text:style-name="Fuente_20_de_20_párrafo_20_predeter."><text:span text:style-name="T47"/></text:span></text:p>
      <text:p text:style-name="P129"><text:span text:style-name="Fuente_20_de_20_párrafo_20_predeter."><text:span text:style-name="T44">Bibliografía complementaria</text:span></text:span></text:p>
      <text:p text:style-name="P46">Atlan. (s. f.). <text:span text:style-name="T69">Free Online Course—Introduction to GIS in R</text:span>. Atlan. Recuperado 20 de marzo de 2022, de <text:a xlink:type="simple" xlink:href="https://atlan.com//courses/introduction-to-gis-r/overview/" text:style-name="Internet_20_link" text:visited-style-name="Visited_20_Internet_20_Link">https://atlan.com//courses/introduction-to-gis-r/overview/</text:a></text:p>
      <text:p text:style-name="P46"/>
      <text:p text:style-name="P118"><text:soft-page-break/>Bivand, R. (2022). <text:span text:style-name="T69">CRAN Task View: Analysis of Spatial Data</text:span>. <text:a xlink:type="simple" xlink:href="https://CRAN.R-project.org/view=Spatial" text:style-name="Internet_20_link" text:visited-style-name="Visited_20_Internet_20_Link">https://CRAN.R-project.org/view=Spatial</text:a></text:p>
      <text:p text:style-name="P113"/>
      <text:p text:style-name="P48">Canelón, S. (2020). <text:span text:style-name="T69">An Antarctic Tour of the Tidyverse</text:span>. <text:a xlink:type="simple" xlink:href="https://spcanelon.github.io/tour-of-the-tidyverse/" text:style-name="Internet_20_link" text:visited-style-name="Visited_20_Internet_20_Link">https://spcanelon.github.io/tour-of-the-tidyverse/</text:a></text:p>
      <text:p text:style-name="P114"/>
      <text:p text:style-name="P46">Carnes, B. (2020). <text:span text:style-name="T69">Git and GitHub Crash Course</text:span>. FreeCodeCamp.Org. <text:a xlink:type="simple" xlink:href="https://www.freecodecamp.org/news/git-and-github-crash-course/" text:style-name="Internet_20_link" text:visited-style-name="Visited_20_Internet_20_Link">https://www.freecodecamp.org/news/git-and-github-crash-course/</text:a></text:p>
      <text:p text:style-name="P46"/>
      <text:p text:style-name="P46">Carrera Arias, F. J. (2020). <text:span text:style-name="T69">How to Install R on Windows, Mac OS X, and Ubuntu Tutorial</text:span>. DataCamp Community. <text:a xlink:type="simple" xlink:href="https://www.datacamp.com/community/tutorials/installing-R-windows-mac-ubuntu" text:style-name="Internet_20_link" text:visited-style-name="Visited_20_Internet_20_Link">https://www.datacamp.com/community/tutorials/installing-R-windows-mac-ubuntu</text:a></text:p>
      <text:p text:style-name="P46"/>
      <text:p text:style-name="P46">Codecademy. (s. f.). <text:span text:style-name="T69">Command Line Tutorial: Learn The Command Line</text:span>. Codecademy. Recuperado 19 de marzo de 2022, de <text:a xlink:type="simple" xlink:href="https://www.codecademy.com/learn/learn-the-command-line" text:style-name="Internet_20_link" text:visited-style-name="Visited_20_Internet_20_Link">https://www.codecademy.com/learn/learn-the-command-line</text:a></text:p>
      <text:p text:style-name="P46"/>
      <text:p text:style-name="P46">Harvard University. (2022). <text:span text:style-name="T69">CS50’s Introduction to Computer Science</text:span>. EdX. <text:a xlink:type="simple" xlink:href="https://www.edx.org/course/introduction-computer-science-harvardx-cs50x" text:style-name="Internet_20_link" text:visited-style-name="Visited_20_Internet_20_Link">https://www.edx.org/course/introduction-computer-science-harvardx-cs50x</text:a></text:p>
      <text:p text:style-name="P46"/>
      <text:p text:style-name="P46">Healy, Y. H. and C. (s. f.). <text:span text:style-name="T69">From data to Viz | Find the graphic you need</text:span>. Recuperado 20 de marzo de 2022, de <text:a xlink:type="simple" xlink:href="https://www.data-to-viz.com/data-to-viz.com" text:style-name="Internet_20_link" text:visited-style-name="Visited_20_Internet_20_Link">https://www.data-to-viz.com/data-to-viz.com</text:a></text:p>
      <text:p text:style-name="P46"/>
      <text:p text:style-name="P46">Mas, J.-F. (2018). <text:span text:style-name="T69">Análisis espacial con R: Usa R como un Sistema de Información Geográfica</text:span>. European Scientific Institute. <text:a xlink:type="simple" xlink:href="http://eujournal.org/files/journals/1/books/JeanFrancoisMas.pdf" text:style-name="Internet_20_link" text:visited-style-name="Visited_20_Internet_20_Link">http://eujournal.org/files/journals/1/books/JeanFrancoisMas.pdf</text:a></text:p>
      <text:p text:style-name="P46"/>
      <text:p text:style-name="P44">Moraga, P. (2019). <text:span text:style-name="T69">Geospatial Health Data: Modeling and Visualization with R-INLA and Shiny</text:span>. Chapman &amp; Hall/CRC. <text:a xlink:type="simple" xlink:href="https://www.paulamoraga.com/book-geospatial/" text:style-name="Internet_20_link" text:visited-style-name="Visited_20_Internet_20_Link">https://www.paulamoraga.com/book-geospatial/</text:a></text:p>
      <text:p text:style-name="P47"/>
      <text:p text:style-name="P47">Olaya, V. (2020). <text:span text:style-name="T69">Sistemas de Información Geográfica</text:span>. CreateSpace Independent Publishing Platform. <text:a xlink:type="simple" xlink:href="https://volaya.github.io/libro-sig/" text:style-name="Internet_20_link" text:visited-style-name="Visited_20_Internet_20_Link">https://volaya.github.io/libro-sig/</text:a></text:p>
      <text:p text:style-name="P47"/>
      <text:p text:style-name="P48">Orellana, S. (2021). <text:span text:style-name="T69">Datos espaciales con R</text:span>. <text:a xlink:type="simple" xlink:href="https://sporella.github.io/datos_espaciales_madrid/" text:style-name="Internet_20_link" text:visited-style-name="Visited_20_Internet_20_Link">https://sporella.github.io/datos_espaciales_madrid/</text:a></text:p>
      <text:p text:style-name="P114"/>
      <text:p text:style-name="P114">Pebesma, E., &amp; Bivand, R. (2022). <text:span text:style-name="T69">Spatial Data Science</text:span>. <text:a xlink:type="simple" xlink:href="https://keen-swartz-3146c4.netlify.app/" text:style-name="Internet_20_link" text:visited-style-name="Visited_20_Internet_20_Link">https://keen-swartz-3146c4.netlify.app/</text:a></text:p>
      <text:p text:style-name="P114"/>
      <text:p text:style-name="P47"><text:soft-page-break/>R-Ladies Global. (2020). <text:span text:style-name="T69">R-Ladies Chicago (English)—An Antarctic Tour of the Tidyverse—Silvia Canelón</text:span>. <text:a xlink:type="simple" xlink:href="https://www.youtube.com/watch?v=m_ZoMmAIx-o" text:style-name="Internet_20_link" text:visited-style-name="Visited_20_Internet_20_Link">https://www.youtube.com/watch?v=m_ZoMmAIx-o</text:a></text:p>
      <text:p text:style-name="P47"/>
      <text:p text:style-name="P47">R-Ladies Madrid. (2021). <text:span text:style-name="T69">R-Ladies Madrid (español)—Analiza datos espaciales—Stephanie Orellana</text:span>. <text:a xlink:type="simple" xlink:href="https://www.youtube.com/watch?v=59tO2ARvVVU" text:style-name="Internet_20_link" text:visited-style-name="Visited_20_Internet_20_Link">https://www.youtube.com/watch?v=59tO2ARvVVU</text:a></text:p>
      <text:p text:style-name="P47"/>
      <text:p text:style-name="P47">RStudio. (s. f.). <text:span text:style-name="T69">RStudio Cheatsheets</text:span>. Recuperado 20 de marzo de 2022, de <text:a xlink:type="simple" xlink:href="https://www.rstudio.com/resources/cheatsheets/" text:style-name="Internet_20_link" text:visited-style-name="Visited_20_Internet_20_Link">https://www.rstudio.com/resources/cheatsheets/</text:a></text:p>
      <text:p text:style-name="P47"/>
      <text:p text:style-name="P47">RStudio. (s. f.). <text:span text:style-name="T69">Using shiny with flexdashboard</text:span>. Recuperado 20 de marzo de 2022, de <text:a xlink:type="simple" xlink:href="https://rstudio.github.io/flexdashboard/articles/shiny.html" text:style-name="Internet_20_link" text:visited-style-name="Visited_20_Internet_20_Link">https://rstudio.github.io/flexdashboard/articles/shiny.html</text:a></text:p>
      <text:p text:style-name="P47"/>
      <text:p text:style-name="P47">Sabbata, S. D. (s. f.). <text:span text:style-name="T69">R for Geographic Data Science</text:span>. Recuperado 20 de marzo de 2022, de <text:a xlink:type="simple" xlink:href="https://sdesabbata.github.io/r-for-geographic-data-science/" text:style-name="Internet_20_link" text:visited-style-name="Visited_20_Internet_20_Link">https://sdesabbata.github.io/r-for-geographic-data-science/</text:a></text:p>
      <text:p text:style-name="P47"/>
      <text:p text:style-name="P44">Xie, Y., Dervieux, C., &amp; Riederer, E. (2020). <text:span text:style-name="T69">R Markdown Cookbook</text:span>. CRC Press. <text:a xlink:type="simple" xlink:href="https://bookdown.org/yihui/rmarkdown-cookbook/" text:style-name="Internet_20_link" text:visited-style-name="Visited_20_Internet_20_Link">https://bookdown.org/yihui/rmarkdown-cookbook/</text:a></text:p>
      <text:p text:style-name="P44"/>
      <text:p text:style-name="P44">Walum, H., &amp; De León, D. (s. f.). <text:span text:style-name="T69">Teacups, giraffes, &amp; statistics</text:span>. Recuperado 2 de marzo de 2020, de <text:a xlink:type="simple" xlink:href="https://tinystats.github.io/teacups-giraffes-and-statistics/" text:style-name="Internet_20_link" text:visited-style-name="Visited_20_Internet_20_Link">https://tinystats.github.io/teacups-giraffes-and-statistics/</text:a></text:p>
      <text:p text:style-name="P44"/>
      <text:p text:style-name="P44">Wickham, H. (s. f.). <text:span text:style-name="T69">Style guide · Advanced R</text:span>. Recuperado 20 de marzo de 2022, de <text:a xlink:type="simple" xlink:href="http://adv-r.had.co.nz/Style.html" text:style-name="Internet_20_link" text:visited-style-name="Visited_20_Internet_20_Link">http://adv-r.had.co.nz/Style.html</text:a></text:p>
      <text:p text:style-name="P44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Calibri" svg:font-family="Calibri"/>
    <style:font-face style:name="Calibri2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color="#00000a" style:font-name="Times New Roman" fo:font-family="'Times New Roman'" style:font-family-generic="roman" style:font-pitch="variable" fo:language="es" fo:country="CR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2806in" fo:margin-left="-0.0819in" table:align="left"/>
    </style:style>
    <style:style style:name="Table1.A" style:family="table-column">
      <style:table-column-properties style:column-width="2.6576in"/>
    </style:style>
    <style:style style:name="Table1.B" style:family="table-column">
      <style:table-column-properties style:column-width="2.0701in"/>
    </style:style>
    <style:style style:name="Table1.C" style:family="table-column">
      <style:table-column-properties style:column-width="2.5528in"/>
    </style:style>
    <style:style style:name="Table1.A1" style:family="table-cell">
      <style:table-cell-properties style:vertical-align="middle" fo:background-color="#ffffff" fo:padding-left="0.0819in" fo:padding-right="0.075in" fo:padding-top="0.0382in" fo:padding-bottom="0.0382in" fo:border-left="none" fo:border-right="none" fo:border-top="none" fo:border-bottom="0.25pt solid #000000" style:writing-mode="lr-tb">
        <style:background-image/>
      </style:table-cell-properties>
    </style:style>
    <style:style style:name="MP1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MP2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P3" style:family="paragraph">
      <loext:graphic-properties draw:fill="none"/>
    </style:style>
    <style:style style:name="MP4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MP5" style:family="paragraph" style:parent-style-name="Pie_20_de_20_página">
      <style:paragraph-properties fo:margin-left="0in" fo:margin-right="0.25in" fo:text-indent="0in" style:auto-text-indent="false"/>
    </style:style>
    <style:style style:name="MP6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7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8" style:family="paragraph" style:parent-style-name="Encabezado">
      <style:paragraph-properties fo:text-align="end" style:justify-single-word="false"/>
    </style:style>
    <style:style style:name="MP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MT3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MT4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MT5" style:family="text">
      <style:text-properties style:font-name="Calibri Light" fo:font-style="italic" style:font-style-asian="italic" style:font-name-complex="Times New Roman" style:font-weight-complex="bold"/>
    </style:style>
    <style:style style:name="MT6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MT7" style:family="text">
      <style:text-properties style:font-name="Calibri Light" style:text-underline-style="none" style:font-name-complex="Times New Roman" style:font-weight-complex="bold"/>
    </style:style>
    <style:style style:name="MT8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MT9" style:family="text">
      <style:text-properties fo:font-size="11pt" style:font-size-asian="11pt"/>
    </style:style>
    <style:style style:name="MT10" style:family="text">
      <style:text-properties fo:font-variant="small-caps" style:font-name="Calibri1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1" style:font-size-complex="4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693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646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892829765456">
            <table:table-cell table:style-name="Table1.A1" office:value-type="string">
              <text:p text:style-name="MP6"><draw:frame draw:style-name="Mfr3" draw:name="Imagen1" text:anchor-type="as-char" svg:y="0in" svg:width="1.9898in" style:rel-width="scale" svg:height="0.8016in" style:rel-height="scale" draw:z-index="11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e1.A1" office:value-type="string">
              <text:p text:style-name="MP7"><text:span text:style-name="Fuente_20_de_20_párrafo_20_predeter."><text:span text:style-name="MT9">Página </text:span></text:span><text:span text:style-name="Fuente_20_de_20_párrafo_20_predeter."><text:span text:style-name="MT9"><text:page-number text:select-page="current">12</text:page-number></text:span></text:span><text:span text:style-name="Fuente_20_de_20_párrafo_20_predeter."><text:span text:style-name="MT9"><text:s/>de </text:span></text:span><text:span text:style-name="Fuente_20_de_20_párrafo_20_predeter."><text:span text:style-name="MT9"><text:page-count>12</text:page-count></text:span></text:span></text:p>
              <text:p text:style-name="MP6"/>
            </table:table-cell>
            <table:table-cell table:style-name="Table1.A1" office:value-type="string">
              <text:p text:style-name="MP8"><draw:frame text:anchor-type="paragraph" draw:z-index="59" draw:name="Forma1_0" draw:style-name="Mgr2" draw:text-style-name="MP9" svg:width="2.1295in" svg:height="0.9969in" svg:x="0.1472in" svg:y="-0.1681in"><draw:image xlink:href="Pictures/100002010000035D0000019F2A9E7BCCB108298E.png" xlink:type="simple" xlink:show="embed" xlink:actuate="onLoad" loext:mime-type="image/png"><text:p/></draw:image></draw:frame><text:span text:style-name="Fuente_20_de_20_párrafo_20_predeter."><text:span text:style-name="MT10"/></text:span></text:p>
            </table:table-cell>
          </table:table-row>
        </table:table>
        <text:p text:style-name="Standard"/>
      </style:header>
      <style:footer>
        <text:p text:style-name="MP1"><draw:frame draw:style-name="Mfr1" draw:name="Forma1" text:anchor-type="paragraph" svg:x="-0.0972in" svg:y="0.0543in" svg:width="0.0417in" svg:height="0.1791in" draw:z-index="23"><draw:image xlink:href="Pictures/100002010000035D0000019F2A9E7BCCB108298E.png" xlink:type="simple" xlink:show="embed" xlink:actuate="onLoad" loext:mime-type="image/png"/></draw:frame><text:span text:style-name="Fuente_20_de_20_párrafo_20_predeter."><text:span text:style-name="MT1"/></text:span></text:p>
        <text:p text:style-name="MP2"><draw:frame draw:style-name="Mfr2" draw:name="Imagen2" text:anchor-type="paragraph" svg:x="6.552in" svg:y="0.0654in" svg:width="1.1535in" style:rel-width="scale" svg:height="0.9283in" style:rel-height="scale" draw:z-index="47"><draw:image xlink:href="Pictures/10000000000001EA000001ADADBC31F0BA639A5B.png" xlink:type="simple" xlink:show="embed" xlink:actuate="onLoad" loext:mime-type="image/png"/></draw:frame><draw:connector text:anchor-type="paragraph" draw:z-index="35" draw:name="Forma1" draw:style-name="Mgr1" draw:text-style-name="MP3" draw:type="line" svg:x1="-0.0941in" svg:y1="-0.0732in" svg:x2="6.4437in" svg:y2="-0.0732in" svg:d="M-240-187h16607" svg:viewBox="0 0 16609 2"><text:p/></draw:connector>Somos Geografía - UCR: Enseñando desde 1946 y formando profesionales a partir de 1974</text:p>
        <text:p text:style-name="MP4">Ciudad Universitaria Rodrigo Facio, San Pedro, Montes de Oca, San José, Costa Rica <text:tab/></text:p>
        <text:p text:style-name="MP5"><text:span text:style-name="Fuente_20_de_20_párrafo_20_predeter."><text:span text:style-name="MT2">Teléfonos: Recepción: </text:span></text:span><text:span text:style-name="Internet_20_link"><text:span text:style-name="MT3">2511-6402 | Asuntos Estudiantiles 2511-6469 | </text:span></text:span><text:span text:style-name="Fuente_20_de_20_párrafo_20_predeter."><text:span text:style-name="MT2">Código Postal 11501-2060</text:span></text:span></text:p>
        <text:p text:style-name="MP5"><text:span text:style-name="Internet_20_link"><text:span text:style-name="MT4">Página web: </text:span></text:span><text:a xlink:type="simple" xlink:href="http://www.geografia.fcs.ucr.ac.cr/" office:target-frame-name="_top" xlink:show="replace" text:style-name="Internet_20_link" text:visited-style-name="Visited_20_Internet_20_Link"><text:span text:style-name="Internet_20_link"><text:span text:style-name="MT5">http://www.geografia.fcs.ucr.ac.cr</text:span></text:span></text:a><text:span text:style-name="Internet_20_link"><text:span text:style-name="MT6"> </text:span></text:span><text:span text:style-name="Internet_20_link"><text:span text:style-name="MT7"><text:s/>| </text:span></text:span><text:span text:style-name="Fuente_20_de_20_párrafo_20_predeter."><text:span text:style-name="MT8">dirección electrónica: </text:span></text:span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geograf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i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a@ucr.ac.cr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7-18T11:24:00Z</meta:creation-date>
    <dc:date>2022-03-27T15:29:04.913876141</dc:date>
    <meta:editing-cycles>150</meta:editing-cycles>
    <meta:editing-duration>PT16H40S</meta:editing-duration>
    <meta:document-statistic meta:table-count="5" meta:image-count="3" meta:object-count="0" meta:page-count="12" meta:paragraph-count="265" meta:word-count="2417" meta:character-count="17091" meta:non-whitespace-character-count="14987"/>
    <meta:template xlink:type="simple" xlink:actuate="onRequest" xlink:title="" xlink:href="Normal"/>
  </office:meta>
</office:document-meta>
</file>